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2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1mm"/>
    </style:style>
    <style:style style:name="ro1" style:family="table-row">
      <style:table-row-properties style:row-height="7.37mm" fo:break-before="auto" style:use-optimal-row-height="false"/>
    </style:style>
    <style:style style:name="ro2" style:family="table-row">
      <style:table-row-properties style:row-height="2.54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Consolas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Consolas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 fo:font-size="12pt" style:font-size-asian="12pt" style:font-size-complex="12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32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000000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33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Consolas"/>
    </style:style>
    <style:style style:name="ce38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000000" fo:border-top="none"/>
      <style:paragraph-properties fo:text-align="end" fo:margin-left="0mm"/>
      <style:text-properties style:font-name="Consola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/>
    </style:style>
    <style:style style:name="ce4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Consolas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/>
    </style:style>
    <style:style style:name="ce45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style:font-name="Consolas"/>
    </style:style>
    <style:style style:name="ce46" style:family="table-cell" style:parent-style-name="Default">
      <style:table-cell-properties fo:border-bottom="none" style:cell-protect="protected" style:print-content="false" style:text-align-source="fix" style:repeat-content="false" fo:border-left="none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style:shrink-to-fit="true" fo:border-top="none" style:vertical-align="middle"/>
      <style:paragraph-properties fo:text-align="end" fo:margin-left="0m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0.06pt solid #000000" style:vertical-align="middle"/>
      <style:paragraph-properties fo:text-align="end" fo:margin-left="0mm"/>
      <style:text-properties style:font-name="Consolas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none" style:vertical-align="middle"/>
      <style:paragraph-properties fo:text-align="end" fo:margin-left="0mm"/>
      <style:text-properties style:font-name="Consolas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style:shrink-to-fit="true" fo:border-top="none" style:vertical-align="middle"/>
      <style:paragraph-properties fo:text-align="end" fo:margin-left="0mm"/>
      <style:text-properties style:font-name="Consolas"/>
    </style:style>
    <style:style style:name="ce5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5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7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8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</office:automatic-styles>
  <office:body>
    <office:spreadsheet>
      <table:table table:name="Multipl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1]*[.B2]" office:value-type="float" office:value="32" calcext:value-type="float">
            <text:p>32</text:p>
          </table:table-cell>
          <table:table-cell table:style-name="ce29"/>
          <table:table-cell table:style-name="ce28"/>
          <table:table-cell table:style-name="ce32" table:formula="of:=[.E1]*[.E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1]*[.H2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2" table:formula="of:=[.K1]*[.K2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2" table:formula="of:=[.N1]*[.N2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2" table:formula="of:=[.Q1]*[.Q2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2" table:formula="of:=[.T1]*[.T2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2" table:formula="of:=[.W1]*[.W2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2" table:formula="of:=[.Z1]*[.Z2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2" table:formula="of:=[.AC1]*[.AC2]" office:value-type="float" office:value="80" calcext:value-type="float">
            <text:p>80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5]*[.B6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E5]*[.E6]" office:value-type="float" office:value="50" calcext:value-type="float">
            <text:p>50</text:p>
          </table:table-cell>
          <table:table-cell table:style-name="ce29"/>
          <table:table-cell table:style-name="ce28"/>
          <table:table-cell table:style-name="ce32" table:formula="of:=[.H5]*[.H6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2" table:formula="of:=[.K5]*[.K6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2" table:formula="of:=[.N5]*[.N6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2" table:formula="of:=[.Q5]*[.Q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T5]*[.T6]" office:value-type="float" office:value="42" calcext:value-type="float">
            <text:p>42</text:p>
          </table:table-cell>
          <table:table-cell table:style-name="ce29"/>
          <table:table-cell table:style-name="ce28"/>
          <table:table-cell table:style-name="ce32" table:formula="of:=[.W5]*[.W6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Z5]*[.Z6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AC5]*[.AC6]" office:value-type="float" office:value="0" calcext:value-type="float">
            <text:p>0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9]*[.B10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2" table:formula="of:=[.E9]*[.E10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H9]*[.H10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2" table:formula="of:=[.K9]*[.K10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2" table:formula="of:=[.N9]*[.N10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2" table:formula="of:=[.Q9]*[.Q10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2" table:formula="of:=[.T9]*[.T10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2" table:formula="of:=[.W9]*[.W10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2" table:formula="of:=[.Z9]*[.Z10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2" table:formula="of:=[.AC9]*[.AC10]" office:value-type="float" office:value="14" calcext:value-type="float">
            <text:p>14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13]*[.B14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2" table:formula="of:=[.E13]*[.E14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H13]*[.H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K13]*[.K14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2" table:formula="of:=[.N13]*[.N14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2" table:formula="of:=[.Q13]*[.Q14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2" table:formula="of:=[.T13]*[.T14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W13]*[.W14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2" table:formula="of:=[.Z13]*[.Z14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2" table:formula="of:=[.AC13]*[.AC14]" office:value-type="float" office:value="2" calcext:value-type="float">
            <text:p>2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17]*[.B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E17]*[.E18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2" table:formula="of:=[.H17]*[.H18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K17]*[.K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N17]*[.N18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2" table:formula="of:=[.Q17]*[.Q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T17]*[.T18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2" table:formula="of:=[.W17]*[.W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Z17]*[.Z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AC17]*[.AC18]" office:value-type="float" office:value="16" calcext:value-type="float">
            <text:p>16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21]*[.B22]" office:value-type="float" office:value="50" calcext:value-type="float">
            <text:p>50</text:p>
          </table:table-cell>
          <table:table-cell table:style-name="ce29"/>
          <table:table-cell table:style-name="ce28"/>
          <table:table-cell table:style-name="ce32" table:formula="of:=[.E21]*[.E22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2" table:formula="of:=[.H21]*[.H22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2" table:formula="of:=[.K21]*[.K22]" office:value-type="float" office:value="100" calcext:value-type="float">
            <text:p>100</text:p>
          </table:table-cell>
          <table:table-cell table:style-name="ce29"/>
          <table:table-cell table:style-name="ce28"/>
          <table:table-cell table:style-name="ce32" table:formula="of:=[.N21]*[.N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Q21]*[.Q22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2" table:formula="of:=[.T21]*[.T22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2" table:formula="of:=[.W21]*[.W22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2" table:formula="of:=[.Z21]*[.Z22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2" table:formula="of:=[.AC21]*[.AC22]" office:value-type="float" office:value="27" calcext:value-type="float">
            <text:p>27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25]*[.B26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E25]*[.E26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2" table:formula="of:=[.H25]*[.H26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2" table:formula="of:=[.K25]*[.K26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2" table:formula="of:=[.N25]*[.N26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2" table:formula="of:=[.Q25]*[.Q26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2" table:formula="of:=[.T25]*[.T26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2" table:formula="of:=[.W25]*[.W26]" office:value-type="float" office:value="81" calcext:value-type="float">
            <text:p>81</text:p>
          </table:table-cell>
          <table:table-cell table:style-name="ce29"/>
          <table:table-cell table:style-name="ce28"/>
          <table:table-cell table:style-name="ce32" table:formula="of:=[.Z25]*[.Z26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2" table:formula="of:=[.AC25]*[.AC26]" office:value-type="float" office:value="18" calcext:value-type="float">
            <text:p>18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29]*[.B30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2" table:formula="of:=[.E29]*[.E30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2" table:formula="of:=[.H29]*[.H30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K29]*[.K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N29]*[.N30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2" table:formula="of:=[.Q29]*[.Q30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2" table:formula="of:=[.T29]*[.T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W29]*[.W30]" office:value-type="float" office:value="42" calcext:value-type="float">
            <text:p>42</text:p>
          </table:table-cell>
          <table:table-cell table:style-name="ce29"/>
          <table:table-cell table:style-name="ce28"/>
          <table:table-cell table:style-name="ce32" table:formula="of:=[.Z29]*[.Z30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2" table:formula="of:=[.AC29]*[.AC30]" office:value-type="float" office:value="0" calcext:value-type="float">
            <text:p>0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33]*[.B34]" office:value-type="float" office:value="25" calcext:value-type="float">
            <text:p>25</text:p>
          </table:table-cell>
          <table:table-cell table:style-name="ce29"/>
          <table:table-cell table:style-name="ce28"/>
          <table:table-cell table:style-name="ce32" table:formula="of:=[.E33]*[.E34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2" table:formula="of:=[.H33]*[.H34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K33]*[.K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N33]*[.N34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2" table:formula="of:=[.Q33]*[.Q34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2" table:formula="of:=[.T33]*[.T34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W33]*[.W34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2" table:formula="of:=[.Z33]*[.Z34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AC33]*[.AC34]" office:value-type="float" office:value="0" calcext:value-type="float">
            <text:p>0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37]*[.B38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2" table:formula="of:=[.E37]*[.E38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2" table:formula="of:=[.H37]*[.H38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2" table:formula="of:=[.K37]*[.K38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N37]*[.N38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2" table:formula="of:=[.Q37]*[.Q38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2" table:formula="of:=[.T37]*[.T38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2" table:formula="of:=[.W37]*[.W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Z37]*[.Z38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2" table:formula="of:=[.AC37]*[.AC38]" office:value-type="float" office:value="14" calcext:value-type="float">
            <text:p>14</text:p>
          </table:table-cell>
          <table:table-cell table:style-name="ce29"/>
        </table:table-row>
        <table:table-row table:style-name="ro2">
          <table:table-cell/>
          <table:table-cell table:style-name="ce29"/>
          <table:table-cell table:number-columns-repeated="28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4" table:formula="of:=[.B1]*[.B2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E1]*[.E2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H1]*[.H2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K1]*[.K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N1]*[.N2]" office:value-type="float" office:value="32" calcext:value-type="float">
            <text:p>32</text:p>
          </table:table-cell>
          <table:table-cell table:style-name="ce29"/>
          <table:table-cell table:style-name="ce28"/>
          <table:table-cell table:style-name="ce34" table:formula="of:=[.Q1]*[.Q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1]*[.T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1]*[.W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Z1]*[.Z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AC1]*[.AC2]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4" table:formula="of:=[.B5]*[.B6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E5]*[.E6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H5]*[.H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5]*[.K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5]*[.N6]" office:value-type="float" office:value="100" calcext:value-type="float">
            <text:p>100</text:p>
          </table:table-cell>
          <table:table-cell table:style-name="ce29"/>
          <table:table-cell table:style-name="ce28"/>
          <table:table-cell table:style-name="ce34" table:formula="of:=[.Q5]*[.Q6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T5]*[.T6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W5]*[.W6]" office:value-type="float" office:value="64" calcext:value-type="float">
            <text:p>64</text:p>
          </table:table-cell>
          <table:table-cell table:style-name="ce29"/>
          <table:table-cell table:style-name="ce28"/>
          <table:table-cell table:style-name="ce34" table:formula="of:=[.Z5]*[.Z6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AC5]*[.AC6]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4" table:formula="of:=[.B9]*[.B10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E9]*[.E10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H9]*[.H10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K9]*[.K10]" office:value-type="float" office:value="81" calcext:value-type="float">
            <text:p>81</text:p>
          </table:table-cell>
          <table:table-cell table:style-name="ce29"/>
          <table:table-cell table:style-name="ce28"/>
          <table:table-cell table:style-name="ce34" table:formula="of:=[.N9]*[.N10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Q9]*[.Q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9]*[.T10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W9]*[.W10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Z9]*[.Z10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AC9]*[.AC10]"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/>
          <table:table-cell table:style-name="ce34" table:formula="of:=[.B13]*[.B14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E13]*[.E14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H13]*[.H14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K13]*[.K14]" office:value-type="float" office:value="48" calcext:value-type="float">
            <text:p>48</text:p>
          </table:table-cell>
          <table:table-cell table:style-name="ce29"/>
          <table:table-cell table:style-name="ce28"/>
          <table:table-cell table:style-name="ce34" table:formula="of:=[.N13]*[.N14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Q13]*[.Q14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T13]*[.T14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4" table:formula="of:=[.W13]*[.W14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Z13]*[.Z14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AC13]*[.AC14]"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4" table:formula="of:=[.B17]*[.B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17]*[.E18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4" table:formula="of:=[.H17]*[.H18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K17]*[.K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17]*[.N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17]*[.Q18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T17]*[.T18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W17]*[.W18]" office:value-type="float" office:value="81" calcext:value-type="float">
            <text:p>81</text:p>
          </table:table-cell>
          <table:table-cell table:style-name="ce29"/>
          <table:table-cell table:style-name="ce28"/>
          <table:table-cell table:style-name="ce34" table:formula="of:=[.Z17]*[.Z18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AC17]*[.AC18]"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/>
          <table:table-cell table:style-name="ce34" table:formula="of:=[.B21]*[.B22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E21]*[.E2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H21]*[.H22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K21]*[.K22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N21]*[.N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21]*[.Q22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T21]*[.T22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W21]*[.W22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Z21]*[.Z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AC21]*[.AC22]" office:value-type="float" office:value="63" calcext:value-type="float">
            <text:p>63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/>
          <table:table-cell table:style-name="ce34" table:formula="of:=[.B25]*[.B26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E25]*[.E2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25]*[.H26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K25]*[.K26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N25]*[.N26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4" table:formula="of:=[.Q25]*[.Q26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4" table:formula="of:=[.T25]*[.T2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25]*[.W26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Z25]*[.Z26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AC25]*[.AC26]"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4" table:formula="of:=[.B29]*[.B30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E29]*[.E30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4" table:formula="of:=[.H29]*[.H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29]*[.K30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N29]*[.N30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4" table:formula="of:=[.Q29]*[.Q30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T29]*[.T30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4" table:formula="of:=[.W29]*[.W30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Z29]*[.Z30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AC29]*[.AC30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4" table:formula="of:=[.B33]*[.B34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E33]*[.E34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H33]*[.H34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K33]*[.K34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N33]*[.N34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4" table:formula="of:=[.Q33]*[.Q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33]*[.T34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W33]*[.W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Z33]*[.Z34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AC33]*[.AC34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/>
          <table:table-cell table:style-name="ce34" table:formula="of:=[.B37]*[.B38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E37]*[.E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37]*[.H38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K37]*[.K38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N37]*[.N38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Q37]*[.Q38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4" table:formula="of:=[.T37]*[.T38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W37]*[.W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Z37]*[.Z38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4" table:formula="of:=[.AC37]*[.AC3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29"/>
          <table:table-cell table:number-columns-repeated="28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/>
          <table:table-cell table:style-name="ce34" table:formula="of:=[.B1]*[.B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1]*[.E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1]*[.H2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K1]*[.K2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N1]*[.N2]" office:value-type="float" office:value="100" calcext:value-type="float">
            <text:p>100</text:p>
          </table:table-cell>
          <table:table-cell table:style-name="ce29"/>
          <table:table-cell table:style-name="ce28"/>
          <table:table-cell table:style-name="ce34" table:formula="of:=[.Q1]*[.Q2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T1]*[.T2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W1]*[.W2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Z1]*[.Z2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AC1]*[.AC2]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/>
          <table:table-cell table:style-name="ce34" table:formula="of:=[.B5]*[.B6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E5]*[.E6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H5]*[.H6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K5]*[.K6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N5]*[.N6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Q5]*[.Q6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T5]*[.T6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W5]*[.W6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Z5]*[.Z6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AC5]*[.AC6]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4" table:formula="of:=[.B9]*[.B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9]*[.E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9]*[.H10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K9]*[.K10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N9]*[.N10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Q9]*[.Q10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4" table:formula="of:=[.T9]*[.T10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W9]*[.W10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Z9]*[.Z10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4" table:formula="of:=[.AC9]*[.AC10]"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/>
          <table:table-cell table:style-name="ce34" table:formula="of:=[.B13]*[.B14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E13]*[.E14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H13]*[.H14]" office:value-type="float" office:value="81" calcext:value-type="float">
            <text:p>81</text:p>
          </table:table-cell>
          <table:table-cell table:style-name="ce29"/>
          <table:table-cell table:style-name="ce28"/>
          <table:table-cell table:style-name="ce34" table:formula="of:=[.K13]*[.K14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N13]*[.N14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Q13]*[.Q14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T13]*[.T14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W13]*[.W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Z13]*[.Z14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4" table:formula="of:=[.AC13]*[.AC14]" office:value-type="float" office:value="60" calcext:value-type="float">
            <text:p>6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/>
          <table:table-cell table:style-name="ce34" table:formula="of:=[.B17]*[.B18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E17]*[.E18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4" table:formula="of:=[.H17]*[.H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17]*[.K18]" office:value-type="float" office:value="42" calcext:value-type="float">
            <text:p>42</text:p>
          </table:table-cell>
          <table:table-cell table:style-name="ce29"/>
          <table:table-cell table:style-name="ce28"/>
          <table:table-cell table:style-name="ce34" table:formula="of:=[.N17]*[.N18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Q17]*[.Q18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4" table:formula="of:=[.T17]*[.T18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W17]*[.W18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Z17]*[.Z18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AC17]*[.AC18]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/>
          <table:table-cell table:style-name="ce34" table:formula="of:=[.B21]*[.B22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E21]*[.E22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4" table:formula="of:=[.H21]*[.H22]" office:value-type="float" office:value="49" calcext:value-type="float">
            <text:p>49</text:p>
          </table:table-cell>
          <table:table-cell table:style-name="ce29"/>
          <table:table-cell table:style-name="ce28"/>
          <table:table-cell table:style-name="ce34" table:formula="of:=[.K21]*[.K22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N21]*[.N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21]*[.Q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21]*[.T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21]*[.W22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Z21]*[.Z22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AC21]*[.AC22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/>
          <table:table-cell table:style-name="ce34" table:formula="of:=[.B25]*[.B2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25]*[.E26]" office:value-type="float" office:value="49" calcext:value-type="float">
            <text:p>49</text:p>
          </table:table-cell>
          <table:table-cell table:style-name="ce29"/>
          <table:table-cell table:style-name="ce28"/>
          <table:table-cell table:style-name="ce34" table:formula="of:=[.H25]*[.H26]" office:value-type="float" office:value="32" calcext:value-type="float">
            <text:p>32</text:p>
          </table:table-cell>
          <table:table-cell table:style-name="ce29"/>
          <table:table-cell table:style-name="ce28"/>
          <table:table-cell table:style-name="ce34" table:formula="of:=[.K25]*[.K2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25]*[.N26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Q25]*[.Q26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T25]*[.T26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W25]*[.W26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Z25]*[.Z26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AC25]*[.AC26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4" table:formula="of:=[.B29]*[.B30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E29]*[.E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29]*[.H30]" office:value-type="float" office:value="25" calcext:value-type="float">
            <text:p>25</text:p>
          </table:table-cell>
          <table:table-cell table:style-name="ce29"/>
          <table:table-cell table:style-name="ce28"/>
          <table:table-cell table:style-name="ce34" table:formula="of:=[.K29]*[.K30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N29]*[.N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29]*[.Q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29]*[.T30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4" table:formula="of:=[.W29]*[.W30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Z29]*[.Z30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4" table:formula="of:=[.AC29]*[.AC30]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4" table:formula="of:=[.B33]*[.B34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E33]*[.E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33]*[.H34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K33]*[.K34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4" table:formula="of:=[.N33]*[.N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33]*[.Q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33]*[.T34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4" table:formula="of:=[.W33]*[.W34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4" table:formula="of:=[.Z33]*[.Z34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AC33]*[.AC34]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34" table:formula="of:=[.B37]*[.B38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E37]*[.E38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H37]*[.H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37]*[.K38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N37]*[.N38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4" table:formula="of:=[.Q37]*[.Q38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T37]*[.T38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W37]*[.W38]" office:value-type="float" office:value="32" calcext:value-type="float">
            <text:p>32</text:p>
          </table:table-cell>
          <table:table-cell table:style-name="ce29"/>
          <table:table-cell table:style-name="ce28"/>
          <table:table-cell table:style-name="ce34" table:formula="of:=[.Z37]*[.Z38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AC37]*[.AC38]"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Division" table:style-name="ta1" table:print="false"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63" calcext:value-type="float">
            <text:p>63</text:p>
          </table:table-cell>
          <table:table-cell/>
          <table:table-cell table:style-name="ce1"/>
          <table:table-cell table:formula="of:=[.E2]*[.E3]" office:value-type="float" office:value="64" calcext:value-type="float">
            <text:p>64</text:p>
          </table:table-cell>
          <table:table-cell/>
          <table:table-cell table:style-name="ce1"/>
          <table:table-cell table:formula="of:=[.H2]*[.H3]" office:value-type="float" office:value="20" calcext:value-type="float">
            <text:p>20</text:p>
          </table:table-cell>
          <table:table-cell/>
          <table:table-cell table:style-name="ce1"/>
          <table:table-cell table:formula="of:=[.K2]*[.K3]" office:value-type="float" office:value="10" calcext:value-type="float">
            <text:p>10</text:p>
          </table:table-cell>
          <table:table-cell/>
          <table:table-cell table:style-name="ce1"/>
          <table:table-cell table:formula="of:=[.N2]*[.N3]" office:value-type="float" office:value="35" calcext:value-type="float">
            <text:p>35</text:p>
          </table:table-cell>
          <table:table-cell/>
          <table:table-cell table:style-name="ce1"/>
          <table:table-cell table:formula="of:=[.Q2]*[.Q3]" office:value-type="float" office:value="0" calcext:value-type="float">
            <text:p>0</text:p>
          </table:table-cell>
          <table:table-cell/>
          <table:table-cell table:style-name="ce1"/>
          <table:table-cell table:formula="of:=[.T2]*[.T3]" office:value-type="float" office:value="16" calcext:value-type="float">
            <text:p>16</text:p>
          </table:table-cell>
          <table:table-cell/>
          <table:table-cell table:style-name="ce1"/>
          <table:table-cell table:formula="of:=[.W2]*[.W3]" office:value-type="float" office:value="2" calcext:value-type="float">
            <text:p>2</text:p>
          </table:table-cell>
          <table:table-cell/>
          <table:table-cell table:style-name="ce1"/>
          <table:table-cell table:formula="of:=[.Z2]*[.Z3]" office:value-type="float" office:value="70" calcext:value-type="float">
            <text:p>70</text:p>
          </table:table-cell>
          <table:table-cell/>
          <table:table-cell table:style-name="ce1"/>
          <table:table-cell table:formula="of:=[.AC2]*[.AC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6]*[.B7]" office:value-type="float" office:value="7" calcext:value-type="float">
            <text:p>7</text:p>
          </table:table-cell>
          <table:table-cell/>
          <table:table-cell table:style-name="ce1"/>
          <table:table-cell table:formula="of:=[.E6]*[.E7]" office:value-type="float" office:value="21" calcext:value-type="float">
            <text:p>21</text:p>
          </table:table-cell>
          <table:table-cell/>
          <table:table-cell table:style-name="ce1"/>
          <table:table-cell table:formula="of:=[.H6]*[.H7]" office:value-type="float" office:value="0" calcext:value-type="float">
            <text:p>0</text:p>
          </table:table-cell>
          <table:table-cell/>
          <table:table-cell table:style-name="ce1"/>
          <table:table-cell table:formula="of:=[.K6]*[.K7]" office:value-type="float" office:value="2" calcext:value-type="float">
            <text:p>2</text:p>
          </table:table-cell>
          <table:table-cell/>
          <table:table-cell table:style-name="ce1"/>
          <table:table-cell table:formula="of:=[.N6]*[.N7]" office:value-type="float" office:value="0" calcext:value-type="float">
            <text:p>0</text:p>
          </table:table-cell>
          <table:table-cell/>
          <table:table-cell table:style-name="ce1"/>
          <table:table-cell table:formula="of:=[.Q6]*[.Q7]" office:value-type="float" office:value="0" calcext:value-type="float">
            <text:p>0</text:p>
          </table:table-cell>
          <table:table-cell/>
          <table:table-cell table:style-name="ce1"/>
          <table:table-cell table:formula="of:=[.T6]*[.T7]" office:value-type="float" office:value="12" calcext:value-type="float">
            <text:p>12</text:p>
          </table:table-cell>
          <table:table-cell/>
          <table:table-cell table:style-name="ce1"/>
          <table:table-cell table:formula="of:=[.W6]*[.W7]" office:value-type="float" office:value="0" calcext:value-type="float">
            <text:p>0</text:p>
          </table:table-cell>
          <table:table-cell/>
          <table:table-cell table:style-name="ce1"/>
          <table:table-cell table:formula="of:=[.Z6]*[.Z7]" office:value-type="float" office:value="10" calcext:value-type="float">
            <text:p>10</text:p>
          </table:table-cell>
          <table:table-cell/>
          <table:table-cell table:style-name="ce1"/>
          <table:table-cell table:formula="of:=[.AC6]*[.AC7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0]*[.B11]" office:value-type="float" office:value="0" calcext:value-type="float">
            <text:p>0</text:p>
          </table:table-cell>
          <table:table-cell/>
          <table:table-cell table:style-name="ce1"/>
          <table:table-cell table:formula="of:=[.E10]*[.E11]" office:value-type="float" office:value="8" calcext:value-type="float">
            <text:p>8</text:p>
          </table:table-cell>
          <table:table-cell/>
          <table:table-cell table:style-name="ce1"/>
          <table:table-cell table:formula="of:=[.H10]*[.H11]" office:value-type="float" office:value="3" calcext:value-type="float">
            <text:p>3</text:p>
          </table:table-cell>
          <table:table-cell/>
          <table:table-cell table:style-name="ce1"/>
          <table:table-cell table:formula="of:=[.K10]*[.K11]" office:value-type="float" office:value="16" calcext:value-type="float">
            <text:p>16</text:p>
          </table:table-cell>
          <table:table-cell/>
          <table:table-cell table:style-name="ce1"/>
          <table:table-cell table:formula="of:=[.N10]*[.N11]" office:value-type="float" office:value="30" calcext:value-type="float">
            <text:p>30</text:p>
          </table:table-cell>
          <table:table-cell/>
          <table:table-cell table:style-name="ce1"/>
          <table:table-cell table:formula="of:=[.Q10]*[.Q11]" office:value-type="float" office:value="25" calcext:value-type="float">
            <text:p>25</text:p>
          </table:table-cell>
          <table:table-cell/>
          <table:table-cell table:style-name="ce1"/>
          <table:table-cell table:formula="of:=[.T10]*[.T11]" office:value-type="float" office:value="24" calcext:value-type="float">
            <text:p>24</text:p>
          </table:table-cell>
          <table:table-cell/>
          <table:table-cell table:style-name="ce1"/>
          <table:table-cell table:formula="of:=[.W10]*[.W11]" office:value-type="float" office:value="7" calcext:value-type="float">
            <text:p>7</text:p>
          </table:table-cell>
          <table:table-cell/>
          <table:table-cell table:style-name="ce1"/>
          <table:table-cell table:formula="of:=[.Z10]*[.Z11]" office:value-type="float" office:value="24" calcext:value-type="float">
            <text:p>24</text:p>
          </table:table-cell>
          <table:table-cell/>
          <table:table-cell table:style-name="ce1"/>
          <table:table-cell table:formula="of:=[.AC10]*[.AC11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4]*[.B15]" office:value-type="float" office:value="8" calcext:value-type="float">
            <text:p>8</text:p>
          </table:table-cell>
          <table:table-cell/>
          <table:table-cell table:style-name="ce1"/>
          <table:table-cell table:formula="of:=[.E14]*[.E15]" office:value-type="float" office:value="20" calcext:value-type="float">
            <text:p>20</text:p>
          </table:table-cell>
          <table:table-cell/>
          <table:table-cell table:style-name="ce1"/>
          <table:table-cell table:formula="of:=[.H14]*[.H15]" office:value-type="float" office:value="40" calcext:value-type="float">
            <text:p>40</text:p>
          </table:table-cell>
          <table:table-cell/>
          <table:table-cell table:style-name="ce1"/>
          <table:table-cell table:formula="of:=[.K14]*[.K15]" office:value-type="float" office:value="50" calcext:value-type="float">
            <text:p>50</text:p>
          </table:table-cell>
          <table:table-cell/>
          <table:table-cell table:style-name="ce1"/>
          <table:table-cell table:formula="of:=[.N14]*[.N15]" office:value-type="float" office:value="81" calcext:value-type="float">
            <text:p>81</text:p>
          </table:table-cell>
          <table:table-cell/>
          <table:table-cell table:style-name="ce1"/>
          <table:table-cell table:formula="of:=[.Q14]*[.Q15]" office:value-type="float" office:value="6" calcext:value-type="float">
            <text:p>6</text:p>
          </table:table-cell>
          <table:table-cell/>
          <table:table-cell table:style-name="ce1"/>
          <table:table-cell table:formula="of:=[.T14]*[.T15]" office:value-type="float" office:value="20" calcext:value-type="float">
            <text:p>20</text:p>
          </table:table-cell>
          <table:table-cell/>
          <table:table-cell table:style-name="ce1"/>
          <table:table-cell table:formula="of:=[.W14]*[.W15]" office:value-type="float" office:value="32" calcext:value-type="float">
            <text:p>32</text:p>
          </table:table-cell>
          <table:table-cell/>
          <table:table-cell table:style-name="ce1"/>
          <table:table-cell table:formula="of:=[.Z14]*[.Z15]" office:value-type="float" office:value="4" calcext:value-type="float">
            <text:p>4</text:p>
          </table:table-cell>
          <table:table-cell/>
          <table:table-cell table:style-name="ce1"/>
          <table:table-cell table:formula="of:=[.AC14]*[.AC1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8]*[.B19]" office:value-type="float" office:value="48" calcext:value-type="float">
            <text:p>48</text:p>
          </table:table-cell>
          <table:table-cell/>
          <table:table-cell table:style-name="ce1"/>
          <table:table-cell table:formula="of:=[.E18]*[.E19]" office:value-type="float" office:value="10" calcext:value-type="float">
            <text:p>10</text:p>
          </table:table-cell>
          <table:table-cell/>
          <table:table-cell table:style-name="ce1"/>
          <table:table-cell table:formula="of:=[.H18]*[.H19]" office:value-type="float" office:value="8" calcext:value-type="float">
            <text:p>8</text:p>
          </table:table-cell>
          <table:table-cell/>
          <table:table-cell table:style-name="ce1"/>
          <table:table-cell table:formula="of:=[.K18]*[.K19]" office:value-type="float" office:value="63" calcext:value-type="float">
            <text:p>63</text:p>
          </table:table-cell>
          <table:table-cell/>
          <table:table-cell table:style-name="ce1"/>
          <table:table-cell table:formula="of:=[.N18]*[.N19]" office:value-type="float" office:value="3" calcext:value-type="float">
            <text:p>3</text:p>
          </table:table-cell>
          <table:table-cell/>
          <table:table-cell table:style-name="ce1"/>
          <table:table-cell table:formula="of:=[.Q18]*[.Q19]" office:value-type="float" office:value="80" calcext:value-type="float">
            <text:p>80</text:p>
          </table:table-cell>
          <table:table-cell/>
          <table:table-cell table:style-name="ce1"/>
          <table:table-cell table:formula="of:=[.T18]*[.T19]" office:value-type="float" office:value="0" calcext:value-type="float">
            <text:p>0</text:p>
          </table:table-cell>
          <table:table-cell/>
          <table:table-cell table:style-name="ce1"/>
          <table:table-cell table:formula="of:=[.W18]*[.W19]" office:value-type="float" office:value="54" calcext:value-type="float">
            <text:p>54</text:p>
          </table:table-cell>
          <table:table-cell/>
          <table:table-cell table:style-name="ce1"/>
          <table:table-cell table:formula="of:=[.Z18]*[.Z19]" office:value-type="float" office:value="70" calcext:value-type="float">
            <text:p>70</text:p>
          </table:table-cell>
          <table:table-cell/>
          <table:table-cell table:style-name="ce1"/>
          <table:table-cell table:formula="of:=[.AC18]*[.AC19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2]*[.B23]" office:value-type="float" office:value="4" calcext:value-type="float">
            <text:p>4</text:p>
          </table:table-cell>
          <table:table-cell/>
          <table:table-cell table:style-name="ce1"/>
          <table:table-cell table:formula="of:=[.E22]*[.E23]" office:value-type="float" office:value="6" calcext:value-type="float">
            <text:p>6</text:p>
          </table:table-cell>
          <table:table-cell/>
          <table:table-cell table:style-name="ce1"/>
          <table:table-cell table:formula="of:=[.H22]*[.H23]" office:value-type="float" office:value="40" calcext:value-type="float">
            <text:p>40</text:p>
          </table:table-cell>
          <table:table-cell/>
          <table:table-cell table:style-name="ce1"/>
          <table:table-cell table:formula="of:=[.K22]*[.K23]" office:value-type="float" office:value="16" calcext:value-type="float">
            <text:p>16</text:p>
          </table:table-cell>
          <table:table-cell/>
          <table:table-cell table:style-name="ce1"/>
          <table:table-cell table:formula="of:=[.N22]*[.N23]" office:value-type="float" office:value="8" calcext:value-type="float">
            <text:p>8</text:p>
          </table:table-cell>
          <table:table-cell/>
          <table:table-cell table:style-name="ce1"/>
          <table:table-cell table:formula="of:=[.Q22]*[.Q23]" office:value-type="float" office:value="12" calcext:value-type="float">
            <text:p>12</text:p>
          </table:table-cell>
          <table:table-cell/>
          <table:table-cell table:style-name="ce1"/>
          <table:table-cell table:formula="of:=[.T22]*[.T23]" office:value-type="float" office:value="24" calcext:value-type="float">
            <text:p>24</text:p>
          </table:table-cell>
          <table:table-cell/>
          <table:table-cell table:style-name="ce1"/>
          <table:table-cell table:formula="of:=[.W22]*[.W23]" office:value-type="float" office:value="4" calcext:value-type="float">
            <text:p>4</text:p>
          </table:table-cell>
          <table:table-cell/>
          <table:table-cell table:style-name="ce1"/>
          <table:table-cell table:formula="of:=[.Z22]*[.Z23]" office:value-type="float" office:value="0" calcext:value-type="float">
            <text:p>0</text:p>
          </table:table-cell>
          <table:table-cell/>
          <table:table-cell table:style-name="ce1"/>
          <table:table-cell table:formula="of:=[.AC22]*[.AC2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6]*[.B27]" office:value-type="float" office:value="3" calcext:value-type="float">
            <text:p>3</text:p>
          </table:table-cell>
          <table:table-cell/>
          <table:table-cell table:style-name="ce1"/>
          <table:table-cell table:formula="of:=[.E26]*[.E27]" office:value-type="float" office:value="3" calcext:value-type="float">
            <text:p>3</text:p>
          </table:table-cell>
          <table:table-cell/>
          <table:table-cell table:style-name="ce1"/>
          <table:table-cell table:formula="of:=[.H26]*[.H27]" office:value-type="float" office:value="80" calcext:value-type="float">
            <text:p>80</text:p>
          </table:table-cell>
          <table:table-cell/>
          <table:table-cell table:style-name="ce1"/>
          <table:table-cell table:formula="of:=[.K26]*[.K27]" office:value-type="float" office:value="12" calcext:value-type="float">
            <text:p>12</text:p>
          </table:table-cell>
          <table:table-cell/>
          <table:table-cell table:style-name="ce1"/>
          <table:table-cell table:formula="of:=[.N26]*[.N27]" office:value-type="float" office:value="40" calcext:value-type="float">
            <text:p>40</text:p>
          </table:table-cell>
          <table:table-cell/>
          <table:table-cell table:style-name="ce1"/>
          <table:table-cell table:formula="of:=[.Q26]*[.Q27]" office:value-type="float" office:value="80" calcext:value-type="float">
            <text:p>80</text:p>
          </table:table-cell>
          <table:table-cell/>
          <table:table-cell table:style-name="ce1"/>
          <table:table-cell table:formula="of:=[.T26]*[.T27]" office:value-type="float" office:value="6" calcext:value-type="float">
            <text:p>6</text:p>
          </table:table-cell>
          <table:table-cell/>
          <table:table-cell table:style-name="ce1"/>
          <table:table-cell table:formula="of:=[.W26]*[.W27]" office:value-type="float" office:value="40" calcext:value-type="float">
            <text:p>40</text:p>
          </table:table-cell>
          <table:table-cell/>
          <table:table-cell table:style-name="ce1"/>
          <table:table-cell table:formula="of:=[.Z26]*[.Z27]" office:value-type="float" office:value="49" calcext:value-type="float">
            <text:p>49</text:p>
          </table:table-cell>
          <table:table-cell/>
          <table:table-cell table:style-name="ce1"/>
          <table:table-cell table:formula="of:=[.AC26]*[.AC27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0]*[.B31]" office:value-type="float" office:value="4" calcext:value-type="float">
            <text:p>4</text:p>
          </table:table-cell>
          <table:table-cell/>
          <table:table-cell table:style-name="ce1"/>
          <table:table-cell table:formula="of:=[.E30]*[.E31]" office:value-type="float" office:value="56" calcext:value-type="float">
            <text:p>56</text:p>
          </table:table-cell>
          <table:table-cell/>
          <table:table-cell table:style-name="ce1"/>
          <table:table-cell table:formula="of:=[.H30]*[.H31]" office:value-type="float" office:value="4" calcext:value-type="float">
            <text:p>4</text:p>
          </table:table-cell>
          <table:table-cell/>
          <table:table-cell table:style-name="ce1"/>
          <table:table-cell table:formula="of:=[.K30]*[.K31]" office:value-type="float" office:value="0" calcext:value-type="float">
            <text:p>0</text:p>
          </table:table-cell>
          <table:table-cell/>
          <table:table-cell table:style-name="ce1"/>
          <table:table-cell table:formula="of:=[.N30]*[.N31]" office:value-type="float" office:value="10" calcext:value-type="float">
            <text:p>10</text:p>
          </table:table-cell>
          <table:table-cell/>
          <table:table-cell table:style-name="ce1"/>
          <table:table-cell table:formula="of:=[.Q30]*[.Q31]" office:value-type="float" office:value="42" calcext:value-type="float">
            <text:p>42</text:p>
          </table:table-cell>
          <table:table-cell/>
          <table:table-cell table:style-name="ce1"/>
          <table:table-cell table:formula="of:=[.T30]*[.T31]" office:value-type="float" office:value="35" calcext:value-type="float">
            <text:p>35</text:p>
          </table:table-cell>
          <table:table-cell/>
          <table:table-cell table:style-name="ce1"/>
          <table:table-cell table:formula="of:=[.W30]*[.W31]" office:value-type="float" office:value="24" calcext:value-type="float">
            <text:p>24</text:p>
          </table:table-cell>
          <table:table-cell/>
          <table:table-cell table:style-name="ce1"/>
          <table:table-cell table:formula="of:=[.Z30]*[.Z31]" office:value-type="float" office:value="9" calcext:value-type="float">
            <text:p>9</text:p>
          </table:table-cell>
          <table:table-cell/>
          <table:table-cell table:style-name="ce1"/>
          <table:table-cell table:formula="of:=[.AC30]*[.AC3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4]*[.B35]" office:value-type="float" office:value="64" calcext:value-type="float">
            <text:p>64</text:p>
          </table:table-cell>
          <table:table-cell/>
          <table:table-cell table:style-name="ce1"/>
          <table:table-cell table:formula="of:=[.E34]*[.E35]" office:value-type="float" office:value="24" calcext:value-type="float">
            <text:p>24</text:p>
          </table:table-cell>
          <table:table-cell/>
          <table:table-cell table:style-name="ce1"/>
          <table:table-cell table:formula="of:=[.H34]*[.H35]" office:value-type="float" office:value="7" calcext:value-type="float">
            <text:p>7</text:p>
          </table:table-cell>
          <table:table-cell/>
          <table:table-cell table:style-name="ce1"/>
          <table:table-cell table:formula="of:=[.K34]*[.K35]" office:value-type="float" office:value="35" calcext:value-type="float">
            <text:p>35</text:p>
          </table:table-cell>
          <table:table-cell/>
          <table:table-cell table:style-name="ce1"/>
          <table:table-cell table:formula="of:=[.N34]*[.N35]" office:value-type="float" office:value="40" calcext:value-type="float">
            <text:p>40</text:p>
          </table:table-cell>
          <table:table-cell/>
          <table:table-cell table:style-name="ce1"/>
          <table:table-cell table:formula="of:=[.Q34]*[.Q35]" office:value-type="float" office:value="60" calcext:value-type="float">
            <text:p>60</text:p>
          </table:table-cell>
          <table:table-cell/>
          <table:table-cell table:style-name="ce1"/>
          <table:table-cell table:formula="of:=[.T34]*[.T35]" office:value-type="float" office:value="0" calcext:value-type="float">
            <text:p>0</text:p>
          </table:table-cell>
          <table:table-cell/>
          <table:table-cell table:style-name="ce1"/>
          <table:table-cell table:formula="of:=[.W34]*[.W35]" office:value-type="float" office:value="10" calcext:value-type="float">
            <text:p>10</text:p>
          </table:table-cell>
          <table:table-cell/>
          <table:table-cell table:style-name="ce1"/>
          <table:table-cell table:formula="of:=[.Z34]*[.Z35]" office:value-type="float" office:value="42" calcext:value-type="float">
            <text:p>42</text:p>
          </table:table-cell>
          <table:table-cell/>
          <table:table-cell table:style-name="ce1"/>
          <table:table-cell table:formula="of:=[.AC34]*[.AC3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8]*[.B39]" office:value-type="float" office:value="6" calcext:value-type="float">
            <text:p>6</text:p>
          </table:table-cell>
          <table:table-cell/>
          <table:table-cell table:style-name="ce1"/>
          <table:table-cell table:formula="of:=[.E38]*[.E39]" office:value-type="float" office:value="70" calcext:value-type="float">
            <text:p>70</text:p>
          </table:table-cell>
          <table:table-cell/>
          <table:table-cell table:style-name="ce1"/>
          <table:table-cell table:formula="of:=[.H38]*[.H39]" office:value-type="float" office:value="18" calcext:value-type="float">
            <text:p>18</text:p>
          </table:table-cell>
          <table:table-cell/>
          <table:table-cell table:style-name="ce1"/>
          <table:table-cell table:formula="of:=[.K38]*[.K39]" office:value-type="float" office:value="40" calcext:value-type="float">
            <text:p>40</text:p>
          </table:table-cell>
          <table:table-cell/>
          <table:table-cell table:style-name="ce1"/>
          <table:table-cell table:formula="of:=[.N38]*[.N39]" office:value-type="float" office:value="25" calcext:value-type="float">
            <text:p>25</text:p>
          </table:table-cell>
          <table:table-cell/>
          <table:table-cell table:style-name="ce1"/>
          <table:table-cell table:formula="of:=[.Q38]*[.Q39]" office:value-type="float" office:value="0" calcext:value-type="float">
            <text:p>0</text:p>
          </table:table-cell>
          <table:table-cell/>
          <table:table-cell table:style-name="ce1"/>
          <table:table-cell table:formula="of:=[.T38]*[.T39]" office:value-type="float" office:value="6" calcext:value-type="float">
            <text:p>6</text:p>
          </table:table-cell>
          <table:table-cell/>
          <table:table-cell table:style-name="ce1"/>
          <table:table-cell table:formula="of:=[.W38]*[.W39]" office:value-type="float" office:value="81" calcext:value-type="float">
            <text:p>81</text:p>
          </table:table-cell>
          <table:table-cell/>
          <table:table-cell table:style-name="ce1"/>
          <table:table-cell table:formula="of:=[.Z38]*[.Z39]" office:value-type="float" office:value="42" calcext:value-type="float">
            <text:p>42</text:p>
          </table:table-cell>
          <table:table-cell/>
          <table:table-cell table:style-name="ce1"/>
          <table:table-cell table:formula="of:=[.AC38]*[.AC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 table:number-columns-repeated="30"/>
        </table:table-row>
      </table:table>
      <table:table table:name="Division2" table:style-name="ta1" table:print="false"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Default"/>
        <table:table-row table:style-name="ro1">
          <table:table-cell table:style-name="ce1"/>
          <table:table-cell table:formula="of:=[.B2]*[.B3]" office:value-type="float" office:value="2" calcext:value-type="float">
            <text:p>2</text:p>
          </table:table-cell>
          <table:table-cell/>
          <table:table-cell table:style-name="ce1"/>
          <table:table-cell table:formula="of:=[.E2]*[.E3]" office:value-type="float" office:value="72" calcext:value-type="float">
            <text:p>72</text:p>
          </table:table-cell>
          <table:table-cell/>
          <table:table-cell table:style-name="ce1"/>
          <table:table-cell table:formula="of:=[.H2]*[.H3]" office:value-type="float" office:value="8" calcext:value-type="float">
            <text:p>8</text:p>
          </table:table-cell>
          <table:table-cell/>
          <table:table-cell table:style-name="ce1"/>
          <table:table-cell table:formula="of:=[.K2]*[.K3]" office:value-type="float" office:value="6" calcext:value-type="float">
            <text:p>6</text:p>
          </table:table-cell>
          <table:table-cell/>
          <table:table-cell table:style-name="ce1"/>
          <table:table-cell table:formula="of:=[.N2]*[.N3]" office:value-type="float" office:value="70" calcext:value-type="float">
            <text:p>70</text:p>
          </table:table-cell>
          <table:table-cell/>
          <table:table-cell table:style-name="ce1"/>
          <table:table-cell table:formula="of:=[.Q2]*[.Q3]" office:value-type="float" office:value="2" calcext:value-type="float">
            <text:p>2</text:p>
          </table:table-cell>
          <table:table-cell/>
          <table:table-cell table:style-name="ce1"/>
          <table:table-cell table:formula="of:=[.T2]*[.T3]" office:value-type="float" office:value="42" calcext:value-type="float">
            <text:p>42</text:p>
          </table:table-cell>
          <table:table-cell/>
          <table:table-cell table:style-name="ce1"/>
          <table:table-cell table:formula="of:=[.W2]*[.W3]" office:value-type="float" office:value="80" calcext:value-type="float">
            <text:p>80</text:p>
          </table:table-cell>
          <table:table-cell/>
          <table:table-cell table:style-name="ce1"/>
          <table:table-cell table:formula="of:=[.Z2]*[.Z3]" office:value-type="float" office:value="0" calcext:value-type="float">
            <text:p>0</text:p>
          </table:table-cell>
          <table:table-cell/>
          <table:table-cell table:style-name="ce1"/>
          <table:table-cell table:formula="of:=[.AC2]*[.AC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6]*[.B7]" office:value-type="float" office:value="3" calcext:value-type="float">
            <text:p>3</text:p>
          </table:table-cell>
          <table:table-cell/>
          <table:table-cell table:style-name="ce1"/>
          <table:table-cell table:formula="of:=[.E6]*[.E7]" office:value-type="float" office:value="0" calcext:value-type="float">
            <text:p>0</text:p>
          </table:table-cell>
          <table:table-cell/>
          <table:table-cell table:style-name="ce1"/>
          <table:table-cell table:formula="of:=[.H6]*[.H7]" office:value-type="float" office:value="10" calcext:value-type="float">
            <text:p>10</text:p>
          </table:table-cell>
          <table:table-cell/>
          <table:table-cell table:style-name="ce1"/>
          <table:table-cell table:formula="of:=[.K6]*[.K7]" office:value-type="float" office:value="90" calcext:value-type="float">
            <text:p>90</text:p>
          </table:table-cell>
          <table:table-cell/>
          <table:table-cell table:style-name="ce1"/>
          <table:table-cell table:formula="of:=[.N6]*[.N7]" office:value-type="float" office:value="0" calcext:value-type="float">
            <text:p>0</text:p>
          </table:table-cell>
          <table:table-cell/>
          <table:table-cell table:style-name="ce1"/>
          <table:table-cell table:formula="of:=[.Q6]*[.Q7]" office:value-type="float" office:value="10" calcext:value-type="float">
            <text:p>10</text:p>
          </table:table-cell>
          <table:table-cell/>
          <table:table-cell table:style-name="ce1"/>
          <table:table-cell table:formula="of:=[.T6]*[.T7]" office:value-type="float" office:value="45" calcext:value-type="float">
            <text:p>45</text:p>
          </table:table-cell>
          <table:table-cell/>
          <table:table-cell table:style-name="ce1"/>
          <table:table-cell table:formula="of:=[.W6]*[.W7]" office:value-type="float" office:value="5" calcext:value-type="float">
            <text:p>5</text:p>
          </table:table-cell>
          <table:table-cell/>
          <table:table-cell table:style-name="ce1"/>
          <table:table-cell table:formula="of:=[.Z6]*[.Z7]" office:value-type="float" office:value="2" calcext:value-type="float">
            <text:p>2</text:p>
          </table:table-cell>
          <table:table-cell/>
          <table:table-cell table:style-name="ce1"/>
          <table:table-cell table:formula="of:=[.AC6]*[.AC7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10]*[.B11]" office:value-type="float" office:value="4" calcext:value-type="float">
            <text:p>4</text:p>
          </table:table-cell>
          <table:table-cell/>
          <table:table-cell table:style-name="ce1"/>
          <table:table-cell table:formula="of:=[.E10]*[.E11]" office:value-type="float" office:value="10" calcext:value-type="float">
            <text:p>10</text:p>
          </table:table-cell>
          <table:table-cell/>
          <table:table-cell table:style-name="ce1"/>
          <table:table-cell table:formula="of:=[.H10]*[.H11]" office:value-type="float" office:value="7" calcext:value-type="float">
            <text:p>7</text:p>
          </table:table-cell>
          <table:table-cell/>
          <table:table-cell table:style-name="ce1"/>
          <table:table-cell table:formula="of:=[.K10]*[.K11]" office:value-type="float" office:value="12" calcext:value-type="float">
            <text:p>12</text:p>
          </table:table-cell>
          <table:table-cell/>
          <table:table-cell table:style-name="ce1"/>
          <table:table-cell table:formula="of:=[.N10]*[.N11]" office:value-type="float" office:value="8" calcext:value-type="float">
            <text:p>8</text:p>
          </table:table-cell>
          <table:table-cell/>
          <table:table-cell table:style-name="ce1"/>
          <table:table-cell table:formula="of:=[.Q10]*[.Q11]" office:value-type="float" office:value="49" calcext:value-type="float">
            <text:p>49</text:p>
          </table:table-cell>
          <table:table-cell/>
          <table:table-cell table:style-name="ce1"/>
          <table:table-cell table:formula="of:=[.T10]*[.T11]" office:value-type="float" office:value="7" calcext:value-type="float">
            <text:p>7</text:p>
          </table:table-cell>
          <table:table-cell/>
          <table:table-cell table:style-name="ce1"/>
          <table:table-cell table:formula="of:=[.W10]*[.W11]" office:value-type="float" office:value="40" calcext:value-type="float">
            <text:p>40</text:p>
          </table:table-cell>
          <table:table-cell/>
          <table:table-cell table:style-name="ce1"/>
          <table:table-cell table:formula="of:=[.Z10]*[.Z11]" office:value-type="float" office:value="15" calcext:value-type="float">
            <text:p>15</text:p>
          </table:table-cell>
          <table:table-cell/>
          <table:table-cell table:style-name="ce1"/>
          <table:table-cell table:formula="of:=[.AC10]*[.AC1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14]*[.B15]" office:value-type="float" office:value="10" calcext:value-type="float">
            <text:p>10</text:p>
          </table:table-cell>
          <table:table-cell/>
          <table:table-cell table:style-name="ce1"/>
          <table:table-cell table:formula="of:=[.E14]*[.E15]" office:value-type="float" office:value="80" calcext:value-type="float">
            <text:p>80</text:p>
          </table:table-cell>
          <table:table-cell/>
          <table:table-cell table:style-name="ce1"/>
          <table:table-cell table:formula="of:=[.H14]*[.H15]" office:value-type="float" office:value="32" calcext:value-type="float">
            <text:p>32</text:p>
          </table:table-cell>
          <table:table-cell/>
          <table:table-cell table:style-name="ce1"/>
          <table:table-cell table:formula="of:=[.K14]*[.K15]" office:value-type="float" office:value="42" calcext:value-type="float">
            <text:p>42</text:p>
          </table:table-cell>
          <table:table-cell/>
          <table:table-cell table:style-name="ce1"/>
          <table:table-cell table:formula="of:=[.N14]*[.N15]" office:value-type="float" office:value="40" calcext:value-type="float">
            <text:p>40</text:p>
          </table:table-cell>
          <table:table-cell/>
          <table:table-cell table:style-name="ce1"/>
          <table:table-cell table:formula="of:=[.Q14]*[.Q15]" office:value-type="float" office:value="21" calcext:value-type="float">
            <text:p>21</text:p>
          </table:table-cell>
          <table:table-cell/>
          <table:table-cell table:style-name="ce1"/>
          <table:table-cell table:formula="of:=[.T14]*[.T15]" office:value-type="float" office:value="100" calcext:value-type="float">
            <text:p>100</text:p>
          </table:table-cell>
          <table:table-cell/>
          <table:table-cell table:style-name="ce1"/>
          <table:table-cell table:formula="of:=[.W14]*[.W15]" office:value-type="float" office:value="15" calcext:value-type="float">
            <text:p>15</text:p>
          </table:table-cell>
          <table:table-cell/>
          <table:table-cell table:style-name="ce1"/>
          <table:table-cell table:formula="of:=[.Z14]*[.Z15]" office:value-type="float" office:value="63" calcext:value-type="float">
            <text:p>63</text:p>
          </table:table-cell>
          <table:table-cell/>
          <table:table-cell table:style-name="ce1"/>
          <table:table-cell table:formula="of:=[.AC14]*[.AC1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18]*[.B19]" office:value-type="float" office:value="0" calcext:value-type="float">
            <text:p>0</text:p>
          </table:table-cell>
          <table:table-cell/>
          <table:table-cell table:style-name="ce1"/>
          <table:table-cell table:formula="of:=[.E18]*[.E19]" office:value-type="float" office:value="5" calcext:value-type="float">
            <text:p>5</text:p>
          </table:table-cell>
          <table:table-cell/>
          <table:table-cell table:style-name="ce1"/>
          <table:table-cell table:formula="of:=[.H18]*[.H19]" office:value-type="float" office:value="0" calcext:value-type="float">
            <text:p>0</text:p>
          </table:table-cell>
          <table:table-cell/>
          <table:table-cell table:style-name="ce1"/>
          <table:table-cell table:formula="of:=[.K18]*[.K19]" office:value-type="float" office:value="7" calcext:value-type="float">
            <text:p>7</text:p>
          </table:table-cell>
          <table:table-cell/>
          <table:table-cell table:style-name="ce1"/>
          <table:table-cell table:formula="of:=[.N18]*[.N19]" office:value-type="float" office:value="4" calcext:value-type="float">
            <text:p>4</text:p>
          </table:table-cell>
          <table:table-cell/>
          <table:table-cell table:style-name="ce1"/>
          <table:table-cell table:formula="of:=[.Q18]*[.Q19]" office:value-type="float" office:value="12" calcext:value-type="float">
            <text:p>12</text:p>
          </table:table-cell>
          <table:table-cell/>
          <table:table-cell table:style-name="ce1"/>
          <table:table-cell table:formula="of:=[.T18]*[.T19]" office:value-type="float" office:value="27" calcext:value-type="float">
            <text:p>27</text:p>
          </table:table-cell>
          <table:table-cell/>
          <table:table-cell table:style-name="ce1"/>
          <table:table-cell table:formula="of:=[.W18]*[.W19]" office:value-type="float" office:value="8" calcext:value-type="float">
            <text:p>8</text:p>
          </table:table-cell>
          <table:table-cell/>
          <table:table-cell table:style-name="ce1"/>
          <table:table-cell table:formula="of:=[.Z18]*[.Z19]" office:value-type="float" office:value="6" calcext:value-type="float">
            <text:p>6</text:p>
          </table:table-cell>
          <table:table-cell/>
          <table:table-cell table:style-name="ce1"/>
          <table:table-cell table:formula="of:=[.AC18]*[.AC19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22]*[.B23]" office:value-type="float" office:value="90" calcext:value-type="float">
            <text:p>90</text:p>
          </table:table-cell>
          <table:table-cell/>
          <table:table-cell table:style-name="ce1"/>
          <table:table-cell table:formula="of:=[.E22]*[.E23]" office:value-type="float" office:value="2" calcext:value-type="float">
            <text:p>2</text:p>
          </table:table-cell>
          <table:table-cell/>
          <table:table-cell table:style-name="ce1"/>
          <table:table-cell table:formula="of:=[.H22]*[.H23]" office:value-type="float" office:value="9" calcext:value-type="float">
            <text:p>9</text:p>
          </table:table-cell>
          <table:table-cell/>
          <table:table-cell table:style-name="ce1"/>
          <table:table-cell table:formula="of:=[.K22]*[.K23]" office:value-type="float" office:value="28" calcext:value-type="float">
            <text:p>28</text:p>
          </table:table-cell>
          <table:table-cell/>
          <table:table-cell table:style-name="ce1"/>
          <table:table-cell table:formula="of:=[.N22]*[.N23]" office:value-type="float" office:value="36" calcext:value-type="float">
            <text:p>36</text:p>
          </table:table-cell>
          <table:table-cell/>
          <table:table-cell table:style-name="ce1"/>
          <table:table-cell table:formula="of:=[.Q22]*[.Q23]" office:value-type="float" office:value="24" calcext:value-type="float">
            <text:p>24</text:p>
          </table:table-cell>
          <table:table-cell/>
          <table:table-cell table:style-name="ce1"/>
          <table:table-cell table:formula="of:=[.T22]*[.T23]" office:value-type="float" office:value="5" calcext:value-type="float">
            <text:p>5</text:p>
          </table:table-cell>
          <table:table-cell/>
          <table:table-cell table:style-name="ce1"/>
          <table:table-cell table:formula="of:=[.W22]*[.W23]" office:value-type="float" office:value="9" calcext:value-type="float">
            <text:p>9</text:p>
          </table:table-cell>
          <table:table-cell/>
          <table:table-cell table:style-name="ce1"/>
          <table:table-cell table:formula="of:=[.Z22]*[.Z23]" office:value-type="float" office:value="10" calcext:value-type="float">
            <text:p>10</text:p>
          </table:table-cell>
          <table:table-cell/>
          <table:table-cell table:style-name="ce1"/>
          <table:table-cell table:formula="of:=[.AC22]*[.AC23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26]*[.B27]" office:value-type="float" office:value="48" calcext:value-type="float">
            <text:p>48</text:p>
          </table:table-cell>
          <table:table-cell/>
          <table:table-cell table:style-name="ce1"/>
          <table:table-cell table:formula="of:=[.E26]*[.E27]" office:value-type="float" office:value="14" calcext:value-type="float">
            <text:p>14</text:p>
          </table:table-cell>
          <table:table-cell/>
          <table:table-cell table:style-name="ce1"/>
          <table:table-cell table:formula="of:=[.H26]*[.H27]" office:value-type="float" office:value="70" calcext:value-type="float">
            <text:p>70</text:p>
          </table:table-cell>
          <table:table-cell/>
          <table:table-cell table:style-name="ce1"/>
          <table:table-cell table:formula="of:=[.K26]*[.K27]" office:value-type="float" office:value="50" calcext:value-type="float">
            <text:p>50</text:p>
          </table:table-cell>
          <table:table-cell/>
          <table:table-cell table:style-name="ce1"/>
          <table:table-cell table:formula="of:=[.N26]*[.N27]" office:value-type="float" office:value="8" calcext:value-type="float">
            <text:p>8</text:p>
          </table:table-cell>
          <table:table-cell/>
          <table:table-cell table:style-name="ce1"/>
          <table:table-cell table:formula="of:=[.Q26]*[.Q27]" office:value-type="float" office:value="10" calcext:value-type="float">
            <text:p>10</text:p>
          </table:table-cell>
          <table:table-cell/>
          <table:table-cell table:style-name="ce1"/>
          <table:table-cell table:formula="of:=[.T26]*[.T27]" office:value-type="float" office:value="10" calcext:value-type="float">
            <text:p>10</text:p>
          </table:table-cell>
          <table:table-cell/>
          <table:table-cell table:style-name="ce1"/>
          <table:table-cell table:formula="of:=[.W26]*[.W27]" office:value-type="float" office:value="70" calcext:value-type="float">
            <text:p>70</text:p>
          </table:table-cell>
          <table:table-cell/>
          <table:table-cell table:style-name="ce1"/>
          <table:table-cell table:formula="of:=[.Z26]*[.Z27]" office:value-type="float" office:value="72" calcext:value-type="float">
            <text:p>72</text:p>
          </table:table-cell>
          <table:table-cell/>
          <table:table-cell table:style-name="ce1"/>
          <table:table-cell table:formula="of:=[.AC26]*[.AC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30]*[.B31]" office:value-type="float" office:value="12" calcext:value-type="float">
            <text:p>12</text:p>
          </table:table-cell>
          <table:table-cell/>
          <table:table-cell table:style-name="ce1"/>
          <table:table-cell table:formula="of:=[.E30]*[.E31]" office:value-type="float" office:value="24" calcext:value-type="float">
            <text:p>24</text:p>
          </table:table-cell>
          <table:table-cell/>
          <table:table-cell table:style-name="ce1"/>
          <table:table-cell table:formula="of:=[.H30]*[.H31]" office:value-type="float" office:value="90" calcext:value-type="float">
            <text:p>90</text:p>
          </table:table-cell>
          <table:table-cell/>
          <table:table-cell table:style-name="ce1"/>
          <table:table-cell table:formula="of:=[.K30]*[.K31]" office:value-type="float" office:value="1" calcext:value-type="float">
            <text:p>1</text:p>
          </table:table-cell>
          <table:table-cell/>
          <table:table-cell table:style-name="ce1"/>
          <table:table-cell table:formula="of:=[.N30]*[.N31]" office:value-type="float" office:value="56" calcext:value-type="float">
            <text:p>56</text:p>
          </table:table-cell>
          <table:table-cell/>
          <table:table-cell table:style-name="ce1"/>
          <table:table-cell table:formula="of:=[.Q30]*[.Q31]" office:value-type="float" office:value="8" calcext:value-type="float">
            <text:p>8</text:p>
          </table:table-cell>
          <table:table-cell/>
          <table:table-cell table:style-name="ce1"/>
          <table:table-cell table:formula="of:=[.T30]*[.T31]" office:value-type="float" office:value="56" calcext:value-type="float">
            <text:p>56</text:p>
          </table:table-cell>
          <table:table-cell/>
          <table:table-cell table:style-name="ce1"/>
          <table:table-cell table:formula="of:=[.W30]*[.W31]" office:value-type="float" office:value="80" calcext:value-type="float">
            <text:p>80</text:p>
          </table:table-cell>
          <table:table-cell/>
          <table:table-cell table:style-name="ce1"/>
          <table:table-cell table:formula="of:=[.Z30]*[.Z31]" office:value-type="float" office:value="35" calcext:value-type="float">
            <text:p>35</text:p>
          </table:table-cell>
          <table:table-cell/>
          <table:table-cell table:style-name="ce1"/>
          <table:table-cell table:formula="of:=[.AC30]*[.AC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34]*[.B35]" office:value-type="float" office:value="4" calcext:value-type="float">
            <text:p>4</text:p>
          </table:table-cell>
          <table:table-cell/>
          <table:table-cell table:style-name="ce1"/>
          <table:table-cell table:formula="of:=[.E34]*[.E35]" office:value-type="float" office:value="8" calcext:value-type="float">
            <text:p>8</text:p>
          </table:table-cell>
          <table:table-cell/>
          <table:table-cell table:style-name="ce1"/>
          <table:table-cell table:formula="of:=[.H34]*[.H35]" office:value-type="float" office:value="12" calcext:value-type="float">
            <text:p>12</text:p>
          </table:table-cell>
          <table:table-cell/>
          <table:table-cell table:style-name="ce1"/>
          <table:table-cell table:formula="of:=[.K34]*[.K35]" office:value-type="float" office:value="9" calcext:value-type="float">
            <text:p>9</text:p>
          </table:table-cell>
          <table:table-cell/>
          <table:table-cell table:style-name="ce1"/>
          <table:table-cell table:formula="of:=[.N34]*[.N35]" office:value-type="float" office:value="32" calcext:value-type="float">
            <text:p>32</text:p>
          </table:table-cell>
          <table:table-cell/>
          <table:table-cell table:style-name="ce1"/>
          <table:table-cell table:formula="of:=[.Q34]*[.Q35]" office:value-type="float" office:value="10" calcext:value-type="float">
            <text:p>10</text:p>
          </table:table-cell>
          <table:table-cell/>
          <table:table-cell table:style-name="ce1"/>
          <table:table-cell table:formula="of:=[.T34]*[.T35]" office:value-type="float" office:value="0" calcext:value-type="float">
            <text:p>0</text:p>
          </table:table-cell>
          <table:table-cell/>
          <table:table-cell table:style-name="ce1"/>
          <table:table-cell table:formula="of:=[.W34]*[.W35]" office:value-type="float" office:value="8" calcext:value-type="float">
            <text:p>8</text:p>
          </table:table-cell>
          <table:table-cell/>
          <table:table-cell table:style-name="ce1"/>
          <table:table-cell table:formula="of:=[.Z34]*[.Z35]" office:value-type="float" office:value="40" calcext:value-type="float">
            <text:p>40</text:p>
          </table:table-cell>
          <table:table-cell/>
          <table:table-cell table:style-name="ce1"/>
          <table:table-cell table:formula="of:=[.AC34]*[.AC3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38]*[.B39]" office:value-type="float" office:value="56" calcext:value-type="float">
            <text:p>56</text:p>
          </table:table-cell>
          <table:table-cell/>
          <table:table-cell table:style-name="ce1"/>
          <table:table-cell table:formula="of:=[.E38]*[.E39]" office:value-type="float" office:value="8" calcext:value-type="float">
            <text:p>8</text:p>
          </table:table-cell>
          <table:table-cell/>
          <table:table-cell table:style-name="ce1"/>
          <table:table-cell table:formula="of:=[.H38]*[.H39]" office:value-type="float" office:value="24" calcext:value-type="float">
            <text:p>24</text:p>
          </table:table-cell>
          <table:table-cell/>
          <table:table-cell table:style-name="ce1"/>
          <table:table-cell table:formula="of:=[.K38]*[.K39]" office:value-type="float" office:value="63" calcext:value-type="float">
            <text:p>63</text:p>
          </table:table-cell>
          <table:table-cell/>
          <table:table-cell table:style-name="ce1"/>
          <table:table-cell table:formula="of:=[.N38]*[.N39]" office:value-type="float" office:value="54" calcext:value-type="float">
            <text:p>54</text:p>
          </table:table-cell>
          <table:table-cell/>
          <table:table-cell table:style-name="ce1"/>
          <table:table-cell table:formula="of:=[.Q38]*[.Q39]" office:value-type="float" office:value="40" calcext:value-type="float">
            <text:p>40</text:p>
          </table:table-cell>
          <table:table-cell/>
          <table:table-cell table:style-name="ce1"/>
          <table:table-cell table:formula="of:=[.T38]*[.T39]" office:value-type="float" office:value="10" calcext:value-type="float">
            <text:p>10</text:p>
          </table:table-cell>
          <table:table-cell/>
          <table:table-cell table:style-name="ce1"/>
          <table:table-cell table:formula="of:=[.W38]*[.W39]" office:value-type="float" office:value="70" calcext:value-type="float">
            <text:p>70</text:p>
          </table:table-cell>
          <table:table-cell/>
          <table:table-cell table:style-name="ce1"/>
          <table:table-cell table:formula="of:=[.Z38]*[.Z39]" office:value-type="float" office:value="0" calcext:value-type="float">
            <text:p>0</text:p>
          </table:table-cell>
          <table:table-cell/>
          <table:table-cell table:style-name="ce1"/>
          <table:table-cell table:formula="of:=[.AC38]*[.AC39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 table:number-columns-repeated="29"/>
          <table:table-cell/>
        </table:table-row>
      </table:table>
      <table:table table:name="Division3" table:style-name="ta1" table:print="false"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8" calcext:value-type="float">
            <text:p>8</text:p>
          </table:table-cell>
          <table:table-cell/>
          <table:table-cell table:style-name="ce1"/>
          <table:table-cell table:formula="of:=[.E2]*[.E3]" office:value-type="float" office:value="6" calcext:value-type="float">
            <text:p>6</text:p>
          </table:table-cell>
          <table:table-cell/>
          <table:table-cell table:style-name="ce1"/>
          <table:table-cell table:formula="of:=[.H2]*[.H3]" office:value-type="float" office:value="45" calcext:value-type="float">
            <text:p>45</text:p>
          </table:table-cell>
          <table:table-cell/>
          <table:table-cell table:style-name="ce1"/>
          <table:table-cell table:formula="of:=[.K2]*[.K3]" office:value-type="float" office:value="36" calcext:value-type="float">
            <text:p>36</text:p>
          </table:table-cell>
          <table:table-cell/>
          <table:table-cell table:style-name="ce1"/>
          <table:table-cell table:formula="of:=[.N2]*[.N3]" office:value-type="float" office:value="3" calcext:value-type="float">
            <text:p>3</text:p>
          </table:table-cell>
          <table:table-cell/>
          <table:table-cell table:style-name="ce1"/>
          <table:table-cell table:formula="of:=[.Q2]*[.Q3]" office:value-type="float" office:value="5" calcext:value-type="float">
            <text:p>5</text:p>
          </table:table-cell>
          <table:table-cell/>
          <table:table-cell table:style-name="ce1"/>
          <table:table-cell table:formula="of:=[.T2]*[.T3]" office:value-type="float" office:value="32" calcext:value-type="float">
            <text:p>32</text:p>
          </table:table-cell>
          <table:table-cell/>
          <table:table-cell table:style-name="ce1"/>
          <table:table-cell table:formula="of:=[.W2]*[.W3]" office:value-type="float" office:value="64" calcext:value-type="float">
            <text:p>64</text:p>
          </table:table-cell>
          <table:table-cell/>
          <table:table-cell table:style-name="ce1"/>
          <table:table-cell table:formula="of:=[.Z2]*[.Z3]" office:value-type="float" office:value="36" calcext:value-type="float">
            <text:p>36</text:p>
          </table:table-cell>
          <table:table-cell/>
          <table:table-cell table:style-name="ce1"/>
          <table:table-cell table:formula="of:=[.AC2]*[.AC3]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6]*[.B7]" office:value-type="float" office:value="0" calcext:value-type="float">
            <text:p>0</text:p>
          </table:table-cell>
          <table:table-cell/>
          <table:table-cell table:style-name="ce1"/>
          <table:table-cell table:formula="of:=[.E6]*[.E7]" office:value-type="float" office:value="6" calcext:value-type="float">
            <text:p>6</text:p>
          </table:table-cell>
          <table:table-cell/>
          <table:table-cell table:style-name="ce1"/>
          <table:table-cell table:formula="of:=[.H6]*[.H7]" office:value-type="float" office:value="40" calcext:value-type="float">
            <text:p>40</text:p>
          </table:table-cell>
          <table:table-cell/>
          <table:table-cell table:style-name="ce1"/>
          <table:table-cell table:formula="of:=[.K6]*[.K7]" office:value-type="float" office:value="36" calcext:value-type="float">
            <text:p>36</text:p>
          </table:table-cell>
          <table:table-cell/>
          <table:table-cell table:style-name="ce1"/>
          <table:table-cell table:formula="of:=[.N6]*[.N7]" office:value-type="float" office:value="36" calcext:value-type="float">
            <text:p>36</text:p>
          </table:table-cell>
          <table:table-cell/>
          <table:table-cell table:style-name="ce1"/>
          <table:table-cell table:formula="of:=[.Q6]*[.Q7]" office:value-type="float" office:value="56" calcext:value-type="float">
            <text:p>56</text:p>
          </table:table-cell>
          <table:table-cell/>
          <table:table-cell table:style-name="ce1"/>
          <table:table-cell table:formula="of:=[.T6]*[.T7]" office:value-type="float" office:value="60" calcext:value-type="float">
            <text:p>60</text:p>
          </table:table-cell>
          <table:table-cell/>
          <table:table-cell table:style-name="ce1"/>
          <table:table-cell table:formula="of:=[.W6]*[.W7]" office:value-type="float" office:value="45" calcext:value-type="float">
            <text:p>45</text:p>
          </table:table-cell>
          <table:table-cell/>
          <table:table-cell table:style-name="ce1"/>
          <table:table-cell table:formula="of:=[.Z6]*[.Z7]" office:value-type="float" office:value="90" calcext:value-type="float">
            <text:p>90</text:p>
          </table:table-cell>
          <table:table-cell/>
          <table:table-cell table:style-name="ce1"/>
          <table:table-cell table:formula="of:=[.AC6]*[.AC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0]*[.B11]" office:value-type="float" office:value="0" calcext:value-type="float">
            <text:p>0</text:p>
          </table:table-cell>
          <table:table-cell/>
          <table:table-cell table:style-name="ce1"/>
          <table:table-cell table:formula="of:=[.E10]*[.E11]" office:value-type="float" office:value="63" calcext:value-type="float">
            <text:p>63</text:p>
          </table:table-cell>
          <table:table-cell/>
          <table:table-cell table:style-name="ce1"/>
          <table:table-cell table:formula="of:=[.H10]*[.H11]" office:value-type="float" office:value="2" calcext:value-type="float">
            <text:p>2</text:p>
          </table:table-cell>
          <table:table-cell/>
          <table:table-cell table:style-name="ce1"/>
          <table:table-cell table:formula="of:=[.K10]*[.K11]" office:value-type="float" office:value="70" calcext:value-type="float">
            <text:p>70</text:p>
          </table:table-cell>
          <table:table-cell/>
          <table:table-cell table:style-name="ce1"/>
          <table:table-cell table:formula="of:=[.N10]*[.N11]" office:value-type="float" office:value="5" calcext:value-type="float">
            <text:p>5</text:p>
          </table:table-cell>
          <table:table-cell/>
          <table:table-cell table:style-name="ce1"/>
          <table:table-cell table:formula="of:=[.Q10]*[.Q11]" office:value-type="float" office:value="24" calcext:value-type="float">
            <text:p>24</text:p>
          </table:table-cell>
          <table:table-cell/>
          <table:table-cell table:style-name="ce1"/>
          <table:table-cell table:formula="of:=[.T10]*[.T11]" office:value-type="float" office:value="0" calcext:value-type="float">
            <text:p>0</text:p>
          </table:table-cell>
          <table:table-cell/>
          <table:table-cell table:style-name="ce1"/>
          <table:table-cell table:formula="of:=[.W10]*[.W11]" office:value-type="float" office:value="30" calcext:value-type="float">
            <text:p>30</text:p>
          </table:table-cell>
          <table:table-cell/>
          <table:table-cell table:style-name="ce1"/>
          <table:table-cell table:formula="of:=[.Z10]*[.Z11]" office:value-type="float" office:value="14" calcext:value-type="float">
            <text:p>14</text:p>
          </table:table-cell>
          <table:table-cell/>
          <table:table-cell table:style-name="ce1"/>
          <table:table-cell table:formula="of:=[.AC10]*[.AC11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4]*[.B15]" office:value-type="float" office:value="42" calcext:value-type="float">
            <text:p>42</text:p>
          </table:table-cell>
          <table:table-cell/>
          <table:table-cell table:style-name="ce1"/>
          <table:table-cell table:formula="of:=[.E14]*[.E15]" office:value-type="float" office:value="60" calcext:value-type="float">
            <text:p>60</text:p>
          </table:table-cell>
          <table:table-cell/>
          <table:table-cell table:style-name="ce1"/>
          <table:table-cell table:formula="of:=[.H14]*[.H15]" office:value-type="float" office:value="3" calcext:value-type="float">
            <text:p>3</text:p>
          </table:table-cell>
          <table:table-cell/>
          <table:table-cell table:style-name="ce1"/>
          <table:table-cell table:formula="of:=[.K14]*[.K15]" office:value-type="float" office:value="63" calcext:value-type="float">
            <text:p>63</text:p>
          </table:table-cell>
          <table:table-cell/>
          <table:table-cell table:style-name="ce1"/>
          <table:table-cell table:formula="of:=[.N14]*[.N15]" office:value-type="float" office:value="10" calcext:value-type="float">
            <text:p>10</text:p>
          </table:table-cell>
          <table:table-cell/>
          <table:table-cell table:style-name="ce1"/>
          <table:table-cell table:formula="of:=[.Q14]*[.Q15]" office:value-type="float" office:value="45" calcext:value-type="float">
            <text:p>45</text:p>
          </table:table-cell>
          <table:table-cell/>
          <table:table-cell table:style-name="ce1"/>
          <table:table-cell table:formula="of:=[.T14]*[.T15]" office:value-type="float" office:value="90" calcext:value-type="float">
            <text:p>90</text:p>
          </table:table-cell>
          <table:table-cell/>
          <table:table-cell table:style-name="ce1"/>
          <table:table-cell table:formula="of:=[.W14]*[.W15]" office:value-type="float" office:value="0" calcext:value-type="float">
            <text:p>0</text:p>
          </table:table-cell>
          <table:table-cell/>
          <table:table-cell table:style-name="ce1"/>
          <table:table-cell table:formula="of:=[.Z14]*[.Z15]" office:value-type="float" office:value="15" calcext:value-type="float">
            <text:p>15</text:p>
          </table:table-cell>
          <table:table-cell/>
          <table:table-cell table:style-name="ce1"/>
          <table:table-cell table:formula="of:=[.AC14]*[.AC1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8]*[.B19]" office:value-type="float" office:value="6" calcext:value-type="float">
            <text:p>6</text:p>
          </table:table-cell>
          <table:table-cell/>
          <table:table-cell table:style-name="ce1"/>
          <table:table-cell table:formula="of:=[.E18]*[.E19]" office:value-type="float" office:value="10" calcext:value-type="float">
            <text:p>10</text:p>
          </table:table-cell>
          <table:table-cell/>
          <table:table-cell table:style-name="ce1"/>
          <table:table-cell table:formula="of:=[.H18]*[.H19]" office:value-type="float" office:value="42" calcext:value-type="float">
            <text:p>42</text:p>
          </table:table-cell>
          <table:table-cell/>
          <table:table-cell table:style-name="ce1"/>
          <table:table-cell table:formula="of:=[.K18]*[.K19]" office:value-type="float" office:value="32" calcext:value-type="float">
            <text:p>32</text:p>
          </table:table-cell>
          <table:table-cell/>
          <table:table-cell table:style-name="ce1"/>
          <table:table-cell table:formula="of:=[.N18]*[.N19]" office:value-type="float" office:value="10" calcext:value-type="float">
            <text:p>10</text:p>
          </table:table-cell>
          <table:table-cell/>
          <table:table-cell table:style-name="ce1"/>
          <table:table-cell table:formula="of:=[.Q18]*[.Q19]" office:value-type="float" office:value="9" calcext:value-type="float">
            <text:p>9</text:p>
          </table:table-cell>
          <table:table-cell/>
          <table:table-cell table:style-name="ce1"/>
          <table:table-cell table:formula="of:=[.T18]*[.T19]" office:value-type="float" office:value="15" calcext:value-type="float">
            <text:p>15</text:p>
          </table:table-cell>
          <table:table-cell/>
          <table:table-cell table:style-name="ce1"/>
          <table:table-cell table:formula="of:=[.W18]*[.W19]" office:value-type="float" office:value="80" calcext:value-type="float">
            <text:p>80</text:p>
          </table:table-cell>
          <table:table-cell/>
          <table:table-cell table:style-name="ce1"/>
          <table:table-cell table:formula="of:=[.Z18]*[.Z19]" office:value-type="float" office:value="0" calcext:value-type="float">
            <text:p>0</text:p>
          </table:table-cell>
          <table:table-cell/>
          <table:table-cell table:style-name="ce1"/>
          <table:table-cell table:formula="of:=[.AC18]*[.AC1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2]*[.B23]" office:value-type="float" office:value="0" calcext:value-type="float">
            <text:p>0</text:p>
          </table:table-cell>
          <table:table-cell/>
          <table:table-cell table:style-name="ce1"/>
          <table:table-cell table:formula="of:=[.E22]*[.E23]" office:value-type="float" office:value="8" calcext:value-type="float">
            <text:p>8</text:p>
          </table:table-cell>
          <table:table-cell/>
          <table:table-cell table:style-name="ce1"/>
          <table:table-cell table:formula="of:=[.H22]*[.H23]" office:value-type="float" office:value="54" calcext:value-type="float">
            <text:p>54</text:p>
          </table:table-cell>
          <table:table-cell/>
          <table:table-cell table:style-name="ce1"/>
          <table:table-cell table:formula="of:=[.K22]*[.K23]" office:value-type="float" office:value="60" calcext:value-type="float">
            <text:p>60</text:p>
          </table:table-cell>
          <table:table-cell/>
          <table:table-cell table:style-name="ce1"/>
          <table:table-cell table:formula="of:=[.N22]*[.N23]" office:value-type="float" office:value="5" calcext:value-type="float">
            <text:p>5</text:p>
          </table:table-cell>
          <table:table-cell/>
          <table:table-cell table:style-name="ce1"/>
          <table:table-cell table:formula="of:=[.Q22]*[.Q23]" office:value-type="float" office:value="81" calcext:value-type="float">
            <text:p>81</text:p>
          </table:table-cell>
          <table:table-cell/>
          <table:table-cell table:style-name="ce1"/>
          <table:table-cell table:formula="of:=[.T22]*[.T23]" office:value-type="float" office:value="25" calcext:value-type="float">
            <text:p>25</text:p>
          </table:table-cell>
          <table:table-cell/>
          <table:table-cell table:style-name="ce1"/>
          <table:table-cell table:formula="of:=[.W22]*[.W23]" office:value-type="float" office:value="63" calcext:value-type="float">
            <text:p>63</text:p>
          </table:table-cell>
          <table:table-cell/>
          <table:table-cell table:style-name="ce1"/>
          <table:table-cell table:formula="of:=[.Z22]*[.Z23]" office:value-type="float" office:value="2" calcext:value-type="float">
            <text:p>2</text:p>
          </table:table-cell>
          <table:table-cell/>
          <table:table-cell table:style-name="ce1"/>
          <table:table-cell table:formula="of:=[.AC22]*[.AC23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6]*[.B27]" office:value-type="float" office:value="18" calcext:value-type="float">
            <text:p>18</text:p>
          </table:table-cell>
          <table:table-cell/>
          <table:table-cell table:style-name="ce1"/>
          <table:table-cell table:formula="of:=[.E26]*[.E27]" office:value-type="float" office:value="16" calcext:value-type="float">
            <text:p>16</text:p>
          </table:table-cell>
          <table:table-cell/>
          <table:table-cell table:style-name="ce1"/>
          <table:table-cell table:formula="of:=[.H26]*[.H27]" office:value-type="float" office:value="4" calcext:value-type="float">
            <text:p>4</text:p>
          </table:table-cell>
          <table:table-cell/>
          <table:table-cell table:style-name="ce1"/>
          <table:table-cell table:formula="of:=[.K26]*[.K27]" office:value-type="float" office:value="50" calcext:value-type="float">
            <text:p>50</text:p>
          </table:table-cell>
          <table:table-cell/>
          <table:table-cell table:style-name="ce1"/>
          <table:table-cell table:formula="of:=[.N26]*[.N27]" office:value-type="float" office:value="32" calcext:value-type="float">
            <text:p>32</text:p>
          </table:table-cell>
          <table:table-cell/>
          <table:table-cell table:style-name="ce1"/>
          <table:table-cell table:formula="of:=[.Q26]*[.Q27]" office:value-type="float" office:value="14" calcext:value-type="float">
            <text:p>14</text:p>
          </table:table-cell>
          <table:table-cell/>
          <table:table-cell table:style-name="ce1"/>
          <table:table-cell table:formula="of:=[.T26]*[.T27]" office:value-type="float" office:value="25" calcext:value-type="float">
            <text:p>25</text:p>
          </table:table-cell>
          <table:table-cell/>
          <table:table-cell table:style-name="ce1"/>
          <table:table-cell table:formula="of:=[.W26]*[.W27]" office:value-type="float" office:value="12" calcext:value-type="float">
            <text:p>12</text:p>
          </table:table-cell>
          <table:table-cell/>
          <table:table-cell table:style-name="ce1"/>
          <table:table-cell table:formula="of:=[.Z26]*[.Z27]" office:value-type="float" office:value="10" calcext:value-type="float">
            <text:p>10</text:p>
          </table:table-cell>
          <table:table-cell/>
          <table:table-cell table:style-name="ce1"/>
          <table:table-cell table:formula="of:=[.AC26]*[.AC2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0]*[.B31]" office:value-type="float" office:value="0" calcext:value-type="float">
            <text:p>0</text:p>
          </table:table-cell>
          <table:table-cell/>
          <table:table-cell table:style-name="ce1"/>
          <table:table-cell table:formula="of:=[.E30]*[.E31]" office:value-type="float" office:value="30" calcext:value-type="float">
            <text:p>30</text:p>
          </table:table-cell>
          <table:table-cell/>
          <table:table-cell table:style-name="ce1"/>
          <table:table-cell table:formula="of:=[.H30]*[.H31]" office:value-type="float" office:value="30" calcext:value-type="float">
            <text:p>30</text:p>
          </table:table-cell>
          <table:table-cell/>
          <table:table-cell table:style-name="ce1"/>
          <table:table-cell table:formula="of:=[.K30]*[.K31]" office:value-type="float" office:value="64" calcext:value-type="float">
            <text:p>64</text:p>
          </table:table-cell>
          <table:table-cell/>
          <table:table-cell table:style-name="ce1"/>
          <table:table-cell table:formula="of:=[.N30]*[.N31]" office:value-type="float" office:value="0" calcext:value-type="float">
            <text:p>0</text:p>
          </table:table-cell>
          <table:table-cell/>
          <table:table-cell table:style-name="ce1"/>
          <table:table-cell table:formula="of:=[.Q30]*[.Q31]" office:value-type="float" office:value="54" calcext:value-type="float">
            <text:p>54</text:p>
          </table:table-cell>
          <table:table-cell/>
          <table:table-cell table:style-name="ce1"/>
          <table:table-cell table:formula="of:=[.T30]*[.T31]" office:value-type="float" office:value="8" calcext:value-type="float">
            <text:p>8</text:p>
          </table:table-cell>
          <table:table-cell/>
          <table:table-cell table:style-name="ce1"/>
          <table:table-cell table:formula="of:=[.W30]*[.W31]" office:value-type="float" office:value="54" calcext:value-type="float">
            <text:p>54</text:p>
          </table:table-cell>
          <table:table-cell/>
          <table:table-cell table:style-name="ce1"/>
          <table:table-cell table:formula="of:=[.Z30]*[.Z31]" office:value-type="float" office:value="56" calcext:value-type="float">
            <text:p>56</text:p>
          </table:table-cell>
          <table:table-cell/>
          <table:table-cell table:style-name="ce1"/>
          <table:table-cell table:formula="of:=[.AC30]*[.AC31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4]*[.B35]" office:value-type="float" office:value="9" calcext:value-type="float">
            <text:p>9</text:p>
          </table:table-cell>
          <table:table-cell/>
          <table:table-cell table:style-name="ce1"/>
          <table:table-cell table:formula="of:=[.E34]*[.E35]" office:value-type="float" office:value="50" calcext:value-type="float">
            <text:p>50</text:p>
          </table:table-cell>
          <table:table-cell/>
          <table:table-cell table:style-name="ce1"/>
          <table:table-cell table:formula="of:=[.H34]*[.H35]" office:value-type="float" office:value="64" calcext:value-type="float">
            <text:p>64</text:p>
          </table:table-cell>
          <table:table-cell/>
          <table:table-cell table:style-name="ce1"/>
          <table:table-cell table:formula="of:=[.K34]*[.K35]" office:value-type="float" office:value="12" calcext:value-type="float">
            <text:p>12</text:p>
          </table:table-cell>
          <table:table-cell/>
          <table:table-cell table:style-name="ce1"/>
          <table:table-cell table:formula="of:=[.N34]*[.N35]" office:value-type="float" office:value="14" calcext:value-type="float">
            <text:p>14</text:p>
          </table:table-cell>
          <table:table-cell/>
          <table:table-cell table:style-name="ce1"/>
          <table:table-cell table:formula="of:=[.Q34]*[.Q35]" office:value-type="float" office:value="35" calcext:value-type="float">
            <text:p>35</text:p>
          </table:table-cell>
          <table:table-cell/>
          <table:table-cell table:style-name="ce1"/>
          <table:table-cell table:formula="of:=[.T34]*[.T35]" office:value-type="float" office:value="21" calcext:value-type="float">
            <text:p>21</text:p>
          </table:table-cell>
          <table:table-cell/>
          <table:table-cell table:style-name="ce1"/>
          <table:table-cell table:formula="of:=[.W34]*[.W35]" office:value-type="float" office:value="30" calcext:value-type="float">
            <text:p>30</text:p>
          </table:table-cell>
          <table:table-cell/>
          <table:table-cell table:style-name="ce1"/>
          <table:table-cell table:formula="of:=[.Z34]*[.Z35]" office:value-type="float" office:value="10" calcext:value-type="float">
            <text:p>10</text:p>
          </table:table-cell>
          <table:table-cell/>
          <table:table-cell table:style-name="ce1"/>
          <table:table-cell table:formula="of:=[.AC34]*[.AC35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8]*[.B39]" office:value-type="float" office:value="2" calcext:value-type="float">
            <text:p>2</text:p>
          </table:table-cell>
          <table:table-cell/>
          <table:table-cell table:style-name="ce1"/>
          <table:table-cell table:formula="of:=[.E38]*[.E39]" office:value-type="float" office:value="45" calcext:value-type="float">
            <text:p>45</text:p>
          </table:table-cell>
          <table:table-cell/>
          <table:table-cell table:style-name="ce1"/>
          <table:table-cell table:formula="of:=[.H38]*[.H39]" office:value-type="float" office:value="42" calcext:value-type="float">
            <text:p>42</text:p>
          </table:table-cell>
          <table:table-cell/>
          <table:table-cell table:style-name="ce1"/>
          <table:table-cell table:formula="of:=[.K38]*[.K39]" office:value-type="float" office:value="56" calcext:value-type="float">
            <text:p>56</text:p>
          </table:table-cell>
          <table:table-cell/>
          <table:table-cell table:style-name="ce1"/>
          <table:table-cell table:formula="of:=[.N38]*[.N39]" office:value-type="float" office:value="80" calcext:value-type="float">
            <text:p>80</text:p>
          </table:table-cell>
          <table:table-cell/>
          <table:table-cell table:style-name="ce1"/>
          <table:table-cell table:formula="of:=[.Q38]*[.Q39]" office:value-type="float" office:value="27" calcext:value-type="float">
            <text:p>27</text:p>
          </table:table-cell>
          <table:table-cell/>
          <table:table-cell table:style-name="ce1"/>
          <table:table-cell table:formula="of:=[.T38]*[.T39]" office:value-type="float" office:value="36" calcext:value-type="float">
            <text:p>36</text:p>
          </table:table-cell>
          <table:table-cell/>
          <table:table-cell table:style-name="ce1"/>
          <table:table-cell table:formula="of:=[.W38]*[.W39]" office:value-type="float" office:value="0" calcext:value-type="float">
            <text:p>0</text:p>
          </table:table-cell>
          <table:table-cell/>
          <table:table-cell table:style-name="ce1"/>
          <table:table-cell table:formula="of:=[.Z38]*[.Z39]" office:value-type="float" office:value="14" calcext:value-type="float">
            <text:p>14</text:p>
          </table:table-cell>
          <table:table-cell/>
          <table:table-cell table:style-name="ce1"/>
          <table:table-cell table:formula="of:=[.AC38]*[.AC39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table:number-columns-repeated="30"/>
        </table:table-row>
      </table:table>
      <table:table table:name="Division, Long" table:style-name="ta1" table:print="false"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Default"/>
        <table:table-row table:style-name="ro5">
          <table:table-cell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B1]*[.A2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F1]*[.E2]" office:value-type="float" office:value="72" calcext:value-type="float">
            <text:p>7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J1]*[.I2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N1]*[.M2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R1]*[.Q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V1]*[.U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Z1]*[.Y2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AD1]*[.AC2]" office:value-type="float" office:value="21" calcext:value-type="float">
            <text:p>2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AH1]*[.AG2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L1]*[.AK2]" office:value-type="float" office:value="40" calcext:value-type="float">
            <text:p>4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B5]*[.A6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F5]*[.E6]" office:value-type="float" office:value="1" calcext:value-type="float">
            <text:p>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J5]*[.I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N5]*[.M6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R5]*[.Q6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V5]*[.U6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Z5]*[.Y6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AD5]*[.AC6]" office:value-type="float" office:value="28" calcext:value-type="float">
            <text:p>2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AH5]*[.AG6]" office:value-type="float" office:value="72" calcext:value-type="float">
            <text:p>7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AL5]*[.AK6]" office:value-type="float" office:value="49" calcext:value-type="float">
            <text:p>49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B9]*[.A10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F9]*[.E10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J9]*[.I10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N9]*[.M10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R9]*[.Q10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V9]*[.U10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Z9]*[.Y10]" office:value-type="float" office:value="48" calcext:value-type="float">
            <text:p>4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AD9]*[.AC10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AH9]*[.AG10]" office:value-type="float" office:value="4" calcext:value-type="float">
            <text:p>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AL9]*[.AK10]" office:value-type="float" office:value="12" calcext:value-type="float">
            <text:p>1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B13]*[.A14]" office:value-type="float" office:value="72" calcext:value-type="float">
            <text:p>7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F13]*[.E14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J13]*[.I14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N13]*[.M14]" office:value-type="float" office:value="3" calcext:value-type="float">
            <text:p>3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R13]*[.Q14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V13]*[.U14]" office:value-type="float" office:value="72" calcext:value-type="float">
            <text:p>7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Z13]*[.Y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AD13]*[.AC14]" office:value-type="float" office:value="63" calcext:value-type="float">
            <text:p>63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AH13]*[.AG14]" office:value-type="float" office:value="1" calcext:value-type="float">
            <text:p>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L13]*[.AK14]" office:value-type="float" office:value="10" calcext:value-type="float">
            <text:p>1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B17]*[.A18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F17]*[.E18]" office:value-type="float" office:value="4" calcext:value-type="float">
            <text:p>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J17]*[.I1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N17]*[.M18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R17]*[.Q18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V17]*[.U18]" office:value-type="float" office:value="3" calcext:value-type="float">
            <text:p>3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Z17]*[.Y18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AD17]*[.AC18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AH17]*[.AG18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AL17]*[.AK18]" office:value-type="float" office:value="36" calcext:value-type="float">
            <text:p>36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B21]*[.A22]" office:value-type="float" office:value="72" calcext:value-type="float">
            <text:p>7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F21]*[.E2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J21]*[.I22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N21]*[.M22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R21]*[.Q2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V21]*[.U22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Z21]*[.Y22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AD21]*[.AC22]" office:value-type="float" office:value="4" calcext:value-type="float">
            <text:p>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AH21]*[.AG22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AL21]*[.AK22]" office:value-type="float" office:value="24" calcext:value-type="float">
            <text:p>2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B25]*[.A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F25]*[.E26]" office:value-type="float" office:value="63" calcext:value-type="float">
            <text:p>63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J25]*[.I26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N25]*[.M26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R25]*[.Q26]" office:value-type="float" office:value="27" calcext:value-type="float">
            <text:p>2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V25]*[.U26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Z25]*[.Y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D25]*[.AC26]" office:value-type="float" office:value="25" calcext:value-type="float">
            <text:p>2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AH25]*[.AG26]" office:value-type="float" office:value="49" calcext:value-type="float">
            <text:p>49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AL25]*[.AK26]" office:value-type="float" office:value="15" calcext:value-type="float">
            <text:p>15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B29]*[.A30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F29]*[.E30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J29]*[.I30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N29]*[.M3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R29]*[.Q3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V29]*[.U30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Z29]*[.Y3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D29]*[.AC30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AH29]*[.AG3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AL29]*[.AK30]" office:value-type="float" office:value="54" calcext:value-type="float">
            <text:p>5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B33]*[.A3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F33]*[.E34]" office:value-type="float" office:value="54" calcext:value-type="float">
            <text:p>5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J33]*[.I34]" office:value-type="float" office:value="90" calcext:value-type="float">
            <text:p>9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N33]*[.M34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R33]*[.Q3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V33]*[.U34]" office:value-type="float" office:value="5" calcext:value-type="float">
            <text:p>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Z33]*[.Y3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AD33]*[.AC34]" office:value-type="float" office:value="28" calcext:value-type="float">
            <text:p>2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H33]*[.AG34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AL33]*[.AK34]" office:value-type="float" office:value="40" calcext:value-type="float">
            <text:p>4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B37]*[.A38]" office:value-type="float" office:value="27" calcext:value-type="float">
            <text:p>2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F37]*[.E38]" office:value-type="float" office:value="1" calcext:value-type="float">
            <text:p>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J37]*[.I3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N37]*[.M38]" office:value-type="float" office:value="25" calcext:value-type="float">
            <text:p>2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R37]*[.Q38]" office:value-type="float" office:value="60" calcext:value-type="float">
            <text:p>6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V37]*[.U38]" office:value-type="float" office:value="28" calcext:value-type="float">
            <text:p>2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Z37]*[.Y38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D37]*[.AC38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AH37]*[.AG38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AL37]*[.AK38]" office:value-type="float" office:value="21" calcext:value-type="float">
            <text:p>21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table table:name="Division, Long2" table:style-name="ta1" table:print="false"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Default"/>
        <table:table-row table:style-name="ro5">
          <table:table-cell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B1]*[.A2]" office:value-type="float" office:value="27" calcext:value-type="float">
            <text:p>2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F1]*[.E2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J1]*[.I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N1]*[.M2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R1]*[.Q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V1]*[.U2]" office:value-type="float" office:value="1" calcext:value-type="float">
            <text:p>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Z1]*[.Y2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AD1]*[.AC2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H1]*[.AG2]" office:value-type="float" office:value="56" calcext:value-type="float">
            <text:p>5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AL1]*[.AK2]" office:value-type="float" office:value="4" calcext:value-type="float">
            <text:p>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B5]*[.A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F5]*[.E6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J5]*[.I6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N5]*[.M6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R5]*[.Q6]" office:value-type="float" office:value="25" calcext:value-type="float">
            <text:p>2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V5]*[.U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Z5]*[.Y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AD5]*[.AC6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H5]*[.AG6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AL5]*[.AK6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B9]*[.A10]" office:value-type="float" office:value="27" calcext:value-type="float">
            <text:p>2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F9]*[.E10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J9]*[.I10]" office:value-type="float" office:value="28" calcext:value-type="float">
            <text:p>2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N9]*[.M10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R9]*[.Q10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V9]*[.U10]" office:value-type="float" office:value="3" calcext:value-type="float">
            <text:p>3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Z9]*[.Y10]" office:value-type="float" office:value="100" calcext:value-type="float">
            <text:p>10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AD9]*[.AC10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AH9]*[.AG10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AL9]*[.AK10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B13]*[.A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F13]*[.E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J13]*[.I14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N13]*[.M14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R13]*[.Q14]" office:value-type="float" office:value="72" calcext:value-type="float">
            <text:p>7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V13]*[.U14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Z13]*[.Y14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AD13]*[.AC14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AH13]*[.AG14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AL13]*[.AK14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B17]*[.A18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F17]*[.E1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J17]*[.I18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N17]*[.M18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R17]*[.Q18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V17]*[.U18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Z17]*[.Y18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AD17]*[.AC18]" office:value-type="float" office:value="9" calcext:value-type="float">
            <text:p>9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H17]*[.AG18]" office:value-type="float" office:value="56" calcext:value-type="float">
            <text:p>5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AL17]*[.AK18]" office:value-type="float" office:value="3" calcext:value-type="float">
            <text:p>3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B21]*[.A22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F21]*[.E22]" office:value-type="float" office:value="63" calcext:value-type="float">
            <text:p>63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J21]*[.I2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N21]*[.M22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R21]*[.Q22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V21]*[.U22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Z21]*[.Y22]" office:value-type="float" office:value="81" calcext:value-type="float">
            <text:p>8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AD21]*[.AC22]" office:value-type="float" office:value="21" calcext:value-type="float">
            <text:p>2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AH21]*[.AG22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AL21]*[.AK22]" office:value-type="float" office:value="30" calcext:value-type="float">
            <text:p>3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B25]*[.A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F25]*[.E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J25]*[.I26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N25]*[.M26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R25]*[.Q26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V25]*[.U26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Z25]*[.Y26]" office:value-type="float" office:value="5" calcext:value-type="float">
            <text:p>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D25]*[.AC26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AH25]*[.AG26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AL25]*[.AK26]" office:value-type="float" office:value="30" calcext:value-type="float">
            <text:p>3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B29]*[.A30]" office:value-type="float" office:value="70" calcext:value-type="float">
            <text:p>7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F29]*[.E30]" office:value-type="float" office:value="21" calcext:value-type="float">
            <text:p>2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J29]*[.I30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N29]*[.M30]" office:value-type="float" office:value="9" calcext:value-type="float">
            <text:p>9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R29]*[.Q30]" office:value-type="float" office:value="54" calcext:value-type="float">
            <text:p>5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V29]*[.U30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Z29]*[.Y30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D29]*[.AC30]" office:value-type="float" office:value="49" calcext:value-type="float">
            <text:p>49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AH29]*[.AG30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L29]*[.AK30]" office:value-type="float" office:value="10" calcext:value-type="float">
            <text:p>1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B33]*[.A34]" office:value-type="float" office:value="4" calcext:value-type="float">
            <text:p>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F33]*[.E34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J33]*[.I34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N33]*[.M34]" office:value-type="float" office:value="28" calcext:value-type="float">
            <text:p>2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R33]*[.Q34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V33]*[.U34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Z33]*[.Y34]" office:value-type="float" office:value="63" calcext:value-type="float">
            <text:p>63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D33]*[.AC34]" office:value-type="float" office:value="21" calcext:value-type="float">
            <text:p>2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AH33]*[.AG34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AL33]*[.AK34]" office:value-type="float" office:value="9" calcext:value-type="float">
            <text:p>9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B37]*[.A38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F37]*[.E3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J37]*[.I38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N37]*[.M38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R37]*[.Q38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V37]*[.U3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Z37]*[.Y38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D37]*[.AC38]" office:value-type="float" office:value="56" calcext:value-type="float">
            <text:p>5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AH37]*[.AG38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AL37]*[.AK38]" office:value-type="float" office:value="20" calcext:value-type="float">
            <text:p>2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table table:name="Division, Long3" table:style-name="ta1" table:print="false"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Default"/>
        <table:table-row table:style-name="ro5">
          <table:table-cell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B1]*[.A2]" office:value-type="float" office:value="45" calcext:value-type="float">
            <text:p>4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F1]*[.E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J1]*[.I2]" office:value-type="float" office:value="32" calcext:value-type="float">
            <text:p>3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N1]*[.M2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R1]*[.Q2]" office:value-type="float" office:value="10" calcext:value-type="float">
            <text:p>1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V1]*[.U2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Z1]*[.Y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AD1]*[.AC2]" office:value-type="float" office:value="100" calcext:value-type="float">
            <text:p>10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H1]*[.AG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AL1]*[.AK2]" office:value-type="float" office:value="48" calcext:value-type="float">
            <text:p>48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B5]*[.A6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F5]*[.E6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J5]*[.I6]" office:value-type="float" office:value="3" calcext:value-type="float">
            <text:p>3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N5]*[.M6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R5]*[.Q6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V5]*[.U6]" office:value-type="float" office:value="25" calcext:value-type="float">
            <text:p>2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Z5]*[.Y6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AD5]*[.AC6]" office:value-type="float" office:value="10" calcext:value-type="float">
            <text:p>1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H5]*[.AG6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AL5]*[.AK6]" office:value-type="float" office:value="8" calcext:value-type="float">
            <text:p>8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B9]*[.A10]" office:value-type="float" office:value="7" calcext:value-type="float">
            <text:p>7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F9]*[.E10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J9]*[.I10]" office:value-type="float" office:value="60" calcext:value-type="float">
            <text:p>6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N9]*[.M10]" office:value-type="float" office:value="40" calcext:value-type="float">
            <text:p>4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R9]*[.Q1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V9]*[.U10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Z9]*[.Y10]" office:value-type="float" office:value="45" calcext:value-type="float">
            <text:p>4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AD9]*[.AC10]" office:value-type="float" office:value="50" calcext:value-type="float">
            <text:p>5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AH9]*[.AG1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AL9]*[.AK10]" office:value-type="float" office:value="32" calcext:value-type="float">
            <text:p>3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B13]*[.A14]" office:value-type="float" office:value="4" calcext:value-type="float">
            <text:p>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F13]*[.E1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J13]*[.I14]" office:value-type="float" office:value="42" calcext:value-type="float">
            <text:p>4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N13]*[.M14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R13]*[.Q14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V13]*[.U14]" office:value-type="float" office:value="3" calcext:value-type="float">
            <text:p>3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Z13]*[.Y14]" office:value-type="float" office:value="56" calcext:value-type="float">
            <text:p>5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AD13]*[.AC14]" office:value-type="float" office:value="100" calcext:value-type="float">
            <text:p>10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H13]*[.AG1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AL13]*[.AK14]" office:value-type="float" office:value="10" calcext:value-type="float">
            <text:p>1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B17]*[.A18]" office:value-type="float" office:value="20" calcext:value-type="float">
            <text:p>2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F17]*[.E18]" office:value-type="float" office:value="4" calcext:value-type="float">
            <text:p>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J17]*[.I1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N17]*[.M18]" office:value-type="float" office:value="4" calcext:value-type="float">
            <text:p>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R17]*[.Q18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V17]*[.U18]" office:value-type="float" office:value="20" calcext:value-type="float">
            <text:p>2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Z17]*[.Y1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AD17]*[.AC18]" office:value-type="float" office:value="70" calcext:value-type="float">
            <text:p>7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AH17]*[.AG18]" office:value-type="float" office:value="70" calcext:value-type="float">
            <text:p>7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AL17]*[.AK18]" office:value-type="float" office:value="16" calcext:value-type="float">
            <text:p>16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B21]*[.A2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F21]*[.E22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J21]*[.I22]" office:value-type="float" office:value="80" calcext:value-type="float">
            <text:p>8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N21]*[.M22]" office:value-type="float" office:value="54" calcext:value-type="float">
            <text:p>5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R21]*[.Q22]" office:value-type="float" office:value="27" calcext:value-type="float">
            <text:p>27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V21]*[.U2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Z21]*[.Y22]" office:value-type="float" office:value="42" calcext:value-type="float">
            <text:p>4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AD21]*[.AC22]" office:value-type="float" office:value="21" calcext:value-type="float">
            <text:p>21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AH21]*[.AG22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L21]*[.AK22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B25]*[.A26]" office:value-type="float" office:value="15" calcext:value-type="float">
            <text:p>1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F25]*[.E26]" office:value-type="float" office:value="4" calcext:value-type="float">
            <text:p>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J25]*[.I26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N25]*[.M26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R25]*[.Q26]" office:value-type="float" office:value="21" calcext:value-type="float">
            <text:p>21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V25]*[.U26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Z25]*[.Y26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AD25]*[.AC26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AH25]*[.AG26]" office:value-type="float" office:value="25" calcext:value-type="float">
            <text:p>2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AL25]*[.AK26]" office:value-type="float" office:value="72" calcext:value-type="float">
            <text:p>7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B29]*[.A30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F29]*[.E3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J29]*[.I30]" office:value-type="float" office:value="35" calcext:value-type="float">
            <text:p>3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N29]*[.M3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R29]*[.Q3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V29]*[.U30]" office:value-type="float" office:value="4" calcext:value-type="float">
            <text:p>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Z29]*[.Y30]" office:value-type="float" office:value="20" calcext:value-type="float">
            <text:p>2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AD29]*[.AC30]" office:value-type="float" office:value="3" calcext:value-type="float">
            <text:p>3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AH29]*[.AG30]" office:value-type="float" office:value="2" calcext:value-type="float">
            <text:p>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AL29]*[.AK30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B33]*[.A34]" office:value-type="float" office:value="16" calcext:value-type="float">
            <text:p>1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F33]*[.E34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J33]*[.I34]" office:value-type="float" office:value="54" calcext:value-type="float">
            <text:p>5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N33]*[.M34]" office:value-type="float" office:value="70" calcext:value-type="float">
            <text:p>7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R33]*[.Q34]" office:value-type="float" office:value="60" calcext:value-type="float">
            <text:p>6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V33]*[.U3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Z33]*[.Y34]" office:value-type="float" office:value="45" calcext:value-type="float">
            <text:p>4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AD33]*[.AC34]" office:value-type="float" office:value="70" calcext:value-type="float">
            <text:p>7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AH33]*[.AG34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AL33]*[.AK34]" office:value-type="float" office:value="45" calcext:value-type="float">
            <text:p>45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B37]*[.A38]" office:value-type="float" office:value="81" calcext:value-type="float">
            <text:p>81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F37]*[.E3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J37]*[.I38]" office:value-type="float" office:value="49" calcext:value-type="float">
            <text:p>49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N37]*[.M38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R37]*[.Q38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V37]*[.U38]" office:value-type="float" office:value="9" calcext:value-type="float">
            <text:p>9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Z37]*[.Y3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AD37]*[.AC38]" office:value-type="float" office:value="28" calcext:value-type="float">
            <text:p>2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AH37]*[.AG38]" office:value-type="float" office:value="21" calcext:value-type="float">
            <text:p>21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AL37]*[.AK38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named-expressions>
        <table:named-expression table:name="DividendMax" table:base-cell-address="$Multiplication.$E$1" table:expression="10"/>
        <table:named-expression table:name="DividendMin" table:base-cell-address="$Multiplication.$E$1" table:expression="0"/>
        <table:named-expression table:name="DivisorMax" table:base-cell-address="$Multiplication.$E$1" table:expression="10"/>
        <table:named-expression table:name="DivisorMin" table:base-cell-address="$Division.$A$1" table:expression="1"/>
        <table:named-expression table:name="MultiplicandMax" table:base-cell-address="$Multiplication.$E$1" table:expression="10"/>
        <table:named-expression table:name="MultiplicandMin" table:base-cell-address="$Multiplication.$E$1" table:expression="0"/>
        <table:named-expression table:name="MultiplierMax" table:base-cell-address="$Multiplication.$E$1" table:expression="10"/>
        <table:named-expression table:name="MultiplierMin" table:base-cell-address="$Multiplication.$E$1" table:expression="0"/>
        <table:named-expression table:name="ProductMax" table:base-cell-address="$Multiplication.$E$1" table:expression="10"/>
        <table:named-expression table:name="ProductMin" table:base-cell-address="$Multiplication.$E$1" table:expression="0"/>
        <table:named-expression table:name="QuotientMax" table:base-cell-address="$Multiplication.$E$1" table:expression="10"/>
        <table:named-expression table:name="QuotientMin" table:base-cell-address="$Multiplication.$E$1" table:expression="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shadow="none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5:39:50.698146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07T17:55:08.17</meta:creation-date>
    <dc:date>2025-10-29T22:47:43.886669502</dc:date>
    <meta:editing-duration>PT9H6M14S</meta:editing-duration>
    <meta:editing-cycles>31</meta:editing-cycles>
    <meta:generator>LibreOffice/24.8.2.1$MacOSX_AARCH64 LibreOffice_project/0f794b6e29741098670a3b95d60478a65d05ef13</meta:generator>
    <meta:print-date>2025-10-29T22:48:27.025131653</meta:print-date>
    <meta:document-statistic meta:table-count="9" meta:cell-count="3300" meta:object-count="0"/>
  </office:meta>
</office:document-meta>
</file>